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4173in"/>
    </style:style>
    <style:style style:name="co2" style:family="table-column">
      <style:table-column-properties fo:break-before="auto" style:column-width="2.2571in"/>
    </style:style>
    <style:style style:name="co3" style:family="table-column">
      <style:table-column-properties fo:break-before="auto" style:column-width="1.0453in"/>
    </style:style>
    <style:style style:name="co4" style:family="table-column">
      <style:table-column-properties fo:break-before="auto" style:column-width="0.8693in"/>
    </style:style>
    <style:style style:name="co5" style:family="table-column">
      <style:table-column-properties fo:break-before="auto" style:column-width="0.6909in"/>
    </style:style>
    <style:style style:name="co6" style:family="table-column">
      <style:table-column-properties fo:break-before="auto" style:column-width="1.5409in"/>
    </style:style>
    <style:style style:name="co7" style:family="table-column">
      <style:table-column-properties fo:break-before="auto" style:column-width="0.7701in"/>
    </style:style>
    <style:style style:name="co8" style:family="table-column">
      <style:table-column-properties fo:break-before="auto" style:column-width="0.8472in"/>
    </style:style>
    <style:style style:name="co9" style:family="table-column">
      <style:table-column-properties fo:break-before="auto" style:column-width="1.0236in"/>
    </style:style>
    <style:style style:name="co10" style:family="table-column">
      <style:table-column-properties fo:break-before="auto" style:column-width="1.4528in"/>
    </style:style>
    <style:style style:name="co11" style:family="table-column">
      <style:table-column-properties fo:break-before="auto" style:column-width="1.75in"/>
    </style:style>
    <style:style style:name="co12" style:family="table-column">
      <style:table-column-properties fo:break-before="auto" style:column-width="1.0673in"/>
    </style:style>
    <style:style style:name="ro1" style:family="table-row">
      <style:table-row-properties style:row-height="0.2193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Фильмы">
      <style:table-properties table:display="true" style:writing-mode="lr-tb"/>
    </style:style>
    <style:style style:name="ta2" style:family="table" style:master-page-name="PageStyle_5f_Режиссёры">
      <style:table-properties table:display="true" style:writing-mode="lr-tb"/>
    </style:style>
    <style:style style:name="ta3" style:family="table" style:master-page-name="PageStyle_5f_Жанры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" style:family="table-cell" style:parent-style-name="Default" style:data-style-name="N0">
      <style:table-cell-properties fo:padding="0.028in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5" style:family="table-cell" style:parent-style-name="Default">
      <style:table-cell-properties fo:background-color="#ffff00"/>
      <style:text-properties fo:color="#c9211e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Фильмы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ce4"/>
        <table:table-column table:style-name="co7" table:default-cell-style-name="ce1"/>
        <table:table-column table:style-name="co8" table:default-cell-style-name="ce1"/>
        <table:table-column table:style-name="co5" table:number-columns-repeated="2" table:default-cell-style-name="Default"/>
        <table:table-column table:style-name="co5" table:number-columns-repeated="1637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Название фильма</text:p>
          </table:table-cell>
          <table:table-cell office:value-type="string" calcext:value-type="string">
            <text:p>ID режиссёра</text:p>
          </table:table-cell>
          <table:table-cell office:value-type="string" calcext:value-type="string">
            <text:p>Год выхода</text:p>
          </table:table-cell>
          <table:table-cell table:style-name="ce1" office:value-type="string" calcext:value-type="string">
            <text:p>ID жанра</text:p>
          </table:table-cell>
          <table:table-cell office:value-type="string" calcext:value-type="string">
            <text:p>Продолжительность</text:p>
          </table:table-cell>
          <table:table-cell office:value-type="string" calcext:value-type="string">
            <text:p>Бюджет</text:p>
          </table:table-cell>
          <table:table-cell office:value-type="string" calcext:value-type="string">
            <text:p>Сборы</text:p>
          </table:table-cell>
          <table:table-cell office:value-type="string" calcext:value-type="string">
            <text:p>жанр</text:p>
          </table:table-cell>
          <table:table-cell table:style-name="ce5" table:formula="of:=QUOTIENT([.F16]; 60)" office:value-type="float" office:value="92" calcext:value-type="float">
            <text:p>92</text:p>
          </table:table-cell>
          <table:table-cell table:style-name="Default" table:number-columns-repeated="16374"/>
        </table:table-row>
        <table:table-row table:style-name="ro2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Неспешная игра</text:p>
          </table:table-cell>
          <table:table-cell office:value-type="float" office:value="10" calcext:value-type="float">
            <text:p>10</text:p>
          </table:table-cell>
          <table:table-cell office:value-type="float" office:value="2009" calcext:value-type="float">
            <text:p>2009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659" calcext:value-type="float">
            <text:p>659</text:p>
          </table:table-cell>
          <table:table-cell table:style-name="ce3" office:value-type="float" office:value="555000" calcext:value-type="float">
            <text:p>555000</text:p>
          </table:table-cell>
          <table:table-cell table:style-name="ce3" office:value-type="float" office:value="120000" calcext:value-type="float">
            <text:p>120000</text:p>
          </table:table-cell>
          <table:table-cell table:formula="of:=VLOOKUP([.E2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Битва за Британию</text:p>
          </table:table-cell>
          <table:table-cell office:value-type="float" office:value="17" calcext:value-type="float">
            <text:p>17</text:p>
          </table:table-cell>
          <table:table-cell office:value-type="float" office:value="1943" calcext:value-type="float">
            <text:p>1943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257" calcext:value-type="float">
            <text:p>3257</text:p>
          </table:table-cell>
          <table:table-cell table:style-name="ce3" office:value-type="float" office:value="190000" calcext:value-type="float">
            <text:p>190000</text:p>
          </table:table-cell>
          <table:table-cell table:style-name="ce3" office:value-type="float" office:value="32000" calcext:value-type="float">
            <text:p>32000</text:p>
          </table:table-cell>
          <table:table-cell table:formula="of:=VLOOKUP([.E3];[$Жанры.A:.B];2;0)" office:value-type="string" office:string-value="Исторический" calcext:value-type="string">
            <text:p>Исторический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Битва за Китай </text:p>
          </table:table-cell>
          <table:table-cell office:value-type="float" office:value="17" calcext:value-type="float">
            <text:p>17</text:p>
          </table:table-cell>
          <table:table-cell office:value-type="float" office:value="1944" calcext:value-type="float">
            <text:p>1944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900" calcext:value-type="float">
            <text:p>3900</text:p>
          </table:table-cell>
          <table:table-cell table:style-name="ce3" office:value-type="float" office:value="200000" calcext:value-type="float">
            <text:p>200000</text:p>
          </table:table-cell>
          <table:table-cell table:style-name="ce3" office:value-type="float" office:value="13000" calcext:value-type="float">
            <text:p>13000</text:p>
          </table:table-cell>
          <table:table-cell table:formula="of:=VLOOKUP([.E4];[$Жанры.A:.B];2;0)" office:value-type="string" office:string-value="Исторический" calcext:value-type="string">
            <text:p>Исторический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Броненосец "Потёмкин"</text:p>
          </table:table-cell>
          <table:table-cell office:value-type="float" office:value="13" calcext:value-type="float">
            <text:p>13</text:p>
          </table:table-cell>
          <table:table-cell office:value-type="float" office:value="1925" calcext:value-type="float">
            <text:p>1925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543" calcext:value-type="float">
            <text:p>4543</text:p>
          </table:table-cell>
          <table:table-cell table:style-name="ce3" office:value-type="float" office:value="200000" calcext:value-type="float">
            <text:p>200000</text:p>
          </table:table-cell>
          <table:table-cell table:style-name="ce3" office:value-type="float" office:value="51198" calcext:value-type="float">
            <text:p>51198</text:p>
          </table:table-cell>
          <table:table-cell table:formula="of:=VLOOKUP([.E5];[$Жанры.A:.B];2;0)" office:value-type="string" office:string-value="Исторический" calcext:value-type="string">
            <text:p>Исторический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Политех</text:p>
          </table:table-cell>
          <table:table-cell office:value-type="float" office:value="5" calcext:value-type="float">
            <text:p>5</text:p>
          </table:table-cell>
          <table:table-cell office:value-type="float" office:value="2008" calcext:value-type="float">
            <text:p>200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657" calcext:value-type="float">
            <text:p>4657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2300000" calcext:value-type="float">
            <text:p>2300000</text:p>
          </table:table-cell>
          <table:table-cell table:formula="of:=VLOOKUP([.E6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Верёвка</text:p>
          </table:table-cell>
          <table:table-cell office:value-type="float" office:value="19" calcext:value-type="float">
            <text:p>19</text:p>
          </table:table-cell>
          <table:table-cell office:value-type="float" office:value="1948" calcext:value-type="float">
            <text:p>1948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4851" calcext:value-type="float">
            <text:p>4851</text:p>
          </table:table-cell>
          <table:table-cell table:style-name="ce3" office:value-type="float" office:value="1500000" calcext:value-type="float">
            <text:p>1500000</text:p>
          </table:table-cell>
          <table:table-cell table:style-name="ce3" office:value-type="float" office:value="10000000" calcext:value-type="float">
            <text:p>10000000</text:p>
          </table:table-cell>
          <table:table-cell table:formula="of:=VLOOKUP([.E7];[$Жанры.A:.B];2;0)" office:value-type="string" office:string-value="Триллер" calcext:value-type="string">
            <text:p>Триллер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79" calcext:value-type="float">
            <text:p>179</text:p>
          </table:table-cell>
          <table:table-cell office:value-type="string" calcext:value-type="string">
            <text:p>Стачка</text:p>
          </table:table-cell>
          <table:table-cell office:value-type="float" office:value="13" calcext:value-type="float">
            <text:p>13</text:p>
          </table:table-cell>
          <table:table-cell office:value-type="float" office:value="1924" calcext:value-type="float">
            <text:p>1924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934" calcext:value-type="float">
            <text:p>4934</text:p>
          </table:table-cell>
          <table:table-cell table:style-name="ce3" office:value-type="float" office:value="78000" calcext:value-type="float">
            <text:p>78000</text:p>
          </table:table-cell>
          <table:table-cell table:style-name="ce3" office:value-type="float" office:value="5460" calcext:value-type="float">
            <text:p>5460</text:p>
          </table:table-cell>
          <table:table-cell table:formula="of:=VLOOKUP([.E8];[$Жанры.A:.B];2;0)" office:value-type="string" office:string-value="Исторический" calcext:value-type="string">
            <text:p>Исторический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Битва за Россию</text:p>
          </table:table-cell>
          <table:table-cell office:value-type="float" office:value="17" calcext:value-type="float">
            <text:p>17</text:p>
          </table:table-cell>
          <table:table-cell office:value-type="float" office:value="1943" calcext:value-type="float">
            <text:p>1943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980" calcext:value-type="float">
            <text:p>4980</text:p>
          </table:table-cell>
          <table:table-cell table:style-name="ce3" office:value-type="float" office:value="340000" calcext:value-type="float">
            <text:p>340000</text:p>
          </table:table-cell>
          <table:table-cell table:style-name="ce3" office:value-type="float" office:value="12000" calcext:value-type="float">
            <text:p>12000</text:p>
          </table:table-cell>
          <table:table-cell table:formula="of:=VLOOKUP([.E9];[$Жанры.A:.B];2;0)" office:value-type="string" office:string-value="Исторический" calcext:value-type="string">
            <text:p>Исторический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Пи </text:p>
          </table:table-cell>
          <table:table-cell office:value-type="float" office:value="6" calcext:value-type="float">
            <text:p>6</text:p>
          </table:table-cell>
          <table:table-cell office:value-type="float" office:value="1997" calcext:value-type="float">
            <text:p>1997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5042" calcext:value-type="float">
            <text:p>5042</text:p>
          </table:table-cell>
          <table:table-cell table:style-name="ce3" office:value-type="float" office:value="60000" calcext:value-type="float">
            <text:p>60000</text:p>
          </table:table-cell>
          <table:table-cell table:style-name="ce3" office:value-type="float" office:value="3200000" calcext:value-type="float">
            <text:p>3200000</text:p>
          </table:table-cell>
          <table:table-cell table:formula="of:=VLOOKUP([.E10];[$Жанры.A:.B];2;0)" office:value-type="string" office:string-value="Триллер" calcext:value-type="string">
            <text:p>Триллер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Бесподобный мистер Фокс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228" calcext:value-type="float">
            <text:p>5228</text:p>
          </table:table-cell>
          <table:table-cell table:style-name="ce3" office:value-type="float" office:value="40000000" calcext:value-type="float">
            <text:p>40000000</text:p>
          </table:table-cell>
          <table:table-cell table:style-name="ce3" office:value-type="float" office:value="21000000" calcext:value-type="float">
            <text:p>21000000</text:p>
          </table:table-cell>
          <table:table-cell table:formula="of:=VLOOKUP([.E11];[$Жанры.A:.B];2;0)" office:value-type="string" office:string-value="Мультфильм" calcext:value-type="string">
            <text:p>Мультфильм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Тропы славы</text:p>
          </table:table-cell>
          <table:table-cell office:value-type="float" office:value="14" calcext:value-type="float">
            <text:p>14</text:p>
          </table:table-cell>
          <table:table-cell office:value-type="float" office:value="1957" calcext:value-type="float">
            <text:p>1957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280" calcext:value-type="float">
            <text:p>5280</text:p>
          </table:table-cell>
          <table:table-cell table:style-name="ce3" office:value-type="float" office:value="935000" calcext:value-type="float">
            <text:p>935000</text:p>
          </table:table-cell>
          <table:table-cell table:style-name="ce3" office:value-type="float" office:value="1200000" calcext:value-type="float">
            <text:p>1200000</text:p>
          </table:table-cell>
          <table:table-cell table:formula="of:=VLOOKUP([.E12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Враг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5329" calcext:value-type="float">
            <text:p>5329</text:p>
          </table:table-cell>
          <table:table-cell table:style-name="ce3" office:value-type="float" office:value="25000000" calcext:value-type="float">
            <text:p>25000000</text:p>
          </table:table-cell>
          <table:table-cell table:style-name="ce3" office:value-type="float" office:value="1000000" calcext:value-type="float">
            <text:p>1000000</text:p>
          </table:table-cell>
          <table:table-cell table:formula="of:=VLOOKUP([.E13];[$Жанры.A:.B];2;0)" office:value-type="string" office:string-value="Триллер" calcext:value-type="string">
            <text:p>Триллер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210" calcext:value-type="float">
            <text:p>210</text:p>
          </table:table-cell>
          <table:table-cell office:value-type="string" calcext:value-type="string">
            <text:p>Я тоже хочу</text:p>
          </table:table-cell>
          <table:table-cell office:value-type="float" office:value="20" calcext:value-type="float">
            <text:p>20</text:p>
          </table:table-cell>
          <table:table-cell office:value-type="float" office:value="2012" calcext:value-type="float">
            <text:p>201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363" calcext:value-type="float">
            <text:p>5363</text:p>
          </table:table-cell>
          <table:table-cell table:style-name="ce3" office:value-type="float" office:value="1500000" calcext:value-type="float">
            <text:p>1500000</text:p>
          </table:table-cell>
          <table:table-cell table:style-name="ce3" office:value-type="float" office:value="190631" calcext:value-type="float">
            <text:p>190631</text:p>
          </table:table-cell>
          <table:table-cell table:formula="of:=VLOOKUP([.E14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Королевство полной луны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5432" calcext:value-type="float">
            <text:p>5432</text:p>
          </table:table-cell>
          <table:table-cell table:style-name="ce3" office:value-type="float" office:value="16000000" calcext:value-type="float">
            <text:p>16000000</text:p>
          </table:table-cell>
          <table:table-cell table:style-name="ce3" office:value-type="float" office:value="45500000" calcext:value-type="float">
            <text:p>45500000</text:p>
          </table:table-cell>
          <table:table-cell table:formula="of:=VLOOKUP([.E15];[$Жанры.A:.B];2;0)" office:value-type="string" office:string-value="Мелодрама" calcext:value-type="string">
            <text:p>Мелодрама</text:p>
          </table:table-cell>
          <table:table-cell/>
          <table:table-cell table:style-name="Default" table:number-columns-repeated="16374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Поезд на Джарлинг</text:p>
          </table:table-cell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568" calcext:value-type="float">
            <text:p>5568</text:p>
          </table:table-cell>
          <table:table-cell table:style-name="ce3" office:value-type="float" office:value="17500000" calcext:value-type="float">
            <text:p>17500000</text:p>
          </table:table-cell>
          <table:table-cell table:style-name="ce3" office:value-type="float" office:value="11900000" calcext:value-type="float">
            <text:p>11900000</text:p>
          </table:table-cell>
          <table:table-cell table:formula="of:=VLOOKUP([.E16];[$Жанры.A:.B];2;0)" office:value-type="string" office:string-value="Комедия" calcext:value-type="string">
            <text:p>Комедия</text:p>
          </table:table-cell>
          <table:table-cell/>
          <table:table-cell table:style-name="Default" table:number-columns-repeated="1637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Академия Рашмор</text:p>
          </table:table-cell>
          <table:table-cell office:value-type="float" office:value="2" calcext:value-type="float">
            <text:p>2</text:p>
          </table:table-cell>
          <table:table-cell office:value-type="float" office:value="1998" calcext:value-type="float">
            <text:p>1998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624" calcext:value-type="float">
            <text:p>5624</text:p>
          </table:table-cell>
          <table:table-cell table:style-name="ce3" office:value-type="float" office:value="20000000" calcext:value-type="float">
            <text:p>20000000</text:p>
          </table:table-cell>
          <table:table-cell table:style-name="ce3" office:value-type="float" office:value="17100000" calcext:value-type="float">
            <text:p>17100000</text:p>
          </table:table-cell>
          <table:table-cell table:formula="of:=VLOOKUP([.E17];[$Жанры.A:.B];2;0)" office:value-type="string" office:string-value="Комедия" calcext:value-type="string">
            <text:p>Комедия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Поезд на Париж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5691" calcext:value-type="float">
            <text:p>5691</text:p>
          </table:table-cell>
          <table:table-cell table:style-name="ce3" office:value-type="float" office:value="30000000" calcext:value-type="float">
            <text:p>30000000</text:p>
          </table:table-cell>
          <table:table-cell table:style-name="ce3" office:value-type="float" office:value="36300000" calcext:value-type="float">
            <text:p>36300000</text:p>
          </table:table-cell>
          <table:table-cell table:formula="of:=VLOOKUP([.E18];[$Жанры.A:.B];2;0)" office:value-type="string" office:string-value="Триллер" calcext:value-type="string">
            <text:p>Триллер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209" calcext:value-type="float">
            <text:p>209</text:p>
          </table:table-cell>
          <table:table-cell office:value-type="string" calcext:value-type="string">
            <text:p>Я исповедаюсь</text:p>
          </table:table-cell>
          <table:table-cell office:value-type="float" office:value="19" calcext:value-type="float">
            <text:p>19</text:p>
          </table:table-cell>
          <table:table-cell office:value-type="float" office:value="1953" calcext:value-type="float">
            <text:p>1953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5700" calcext:value-type="float">
            <text:p>5700</text:p>
          </table:table-cell>
          <table:table-cell table:style-name="ce3" office:value-type="float" office:value="2000000" calcext:value-type="float">
            <text:p>2000000</text:p>
          </table:table-cell>
          <table:table-cell table:style-name="ce3" office:value-type="float" office:value="3750000" calcext:value-type="float">
            <text:p>3750000</text:p>
          </table:table-cell>
          <table:table-cell table:formula="of:=VLOOKUP([.E19];[$Жанры.A:.B];2;0)" office:value-type="string" office:string-value="Триллер" calcext:value-type="string">
            <text:p>Триллер</text:p>
          </table:table-cell>
          <table:table-cell/>
          <table:table-cell table:style-name="Default" table:number-columns-repeated="16374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Доктор Стрейнджлав, или Как я научился не волноваться и полюбил атомную бомбу</text:p>
          </table:table-cell>
          <table:table-cell office:value-type="float" office:value="14" calcext:value-type="float">
            <text:p>14</text:p>
          </table:table-cell>
          <table:table-cell office:value-type="float" office:value="1963" calcext:value-type="float">
            <text:p>1963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724" calcext:value-type="float">
            <text:p>5724</text:p>
          </table:table-cell>
          <table:table-cell table:style-name="ce3" office:value-type="float" office:value="1800000" calcext:value-type="float">
            <text:p>1800000</text:p>
          </table:table-cell>
          <table:table-cell table:style-name="ce3" office:value-type="float" office:value="9440530" calcext:value-type="float">
            <text:p>9440530</text:p>
          </table:table-cell>
          <table:table-cell table:formula="of:=VLOOKUP([.E20];[$Жанры.A:.B];2;0)" office:value-type="string" office:string-value="Комедия" calcext:value-type="string">
            <text:p>Комедия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Чудо на Гудзоне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784" calcext:value-type="float">
            <text:p>5784</text:p>
          </table:table-cell>
          <table:table-cell table:style-name="ce3" office:value-type="float" office:value="60000000" calcext:value-type="float">
            <text:p>60000000</text:p>
          </table:table-cell>
          <table:table-cell table:style-name="ce3" office:value-type="float" office:value="125100000" calcext:value-type="float">
            <text:p>125100000</text:p>
          </table:table-cell>
          <table:table-cell table:formula="of:=VLOOKUP([.E21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Иван Грозный</text:p>
          </table:table-cell>
          <table:table-cell office:value-type="float" office:value="13" calcext:value-type="float">
            <text:p>13</text:p>
          </table:table-cell>
          <table:table-cell office:value-type="float" office:value="1944" calcext:value-type="float">
            <text:p>1944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814" calcext:value-type="float">
            <text:p>5814</text:p>
          </table:table-cell>
          <table:table-cell table:style-name="ce3" office:value-type="float" office:value="500000" calcext:value-type="float">
            <text:p>500000</text:p>
          </table:table-cell>
          <table:table-cell table:style-name="ce3" office:value-type="float" office:value="10642" calcext:value-type="float">
            <text:p>10642</text:p>
          </table:table-cell>
          <table:table-cell table:formula="of:=VLOOKUP([.E22];[$Жанры.A:.B];2;0)" office:value-type="string" office:string-value="Исторический" calcext:value-type="string">
            <text:p>Исторический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Фонтан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835" calcext:value-type="float">
            <text:p>5835</text:p>
          </table:table-cell>
          <table:table-cell table:style-name="ce3" office:value-type="float" office:value="35000000" calcext:value-type="float">
            <text:p>35000000</text:p>
          </table:table-cell>
          <table:table-cell table:style-name="ce3" office:value-type="float" office:value="10100000" calcext:value-type="float">
            <text:p>10100000</text:p>
          </table:table-cell>
          <table:table-cell table:formula="of:=VLOOKUP([.E23];[$Жанры.A:.B];2;0)" office:value-type="string" office:string-value="Фантастика" calcext:value-type="string">
            <text:p>Фантастик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Американская история Х</text:p>
          </table:table-cell>
          <table:table-cell office:value-type="float" office:value="22" calcext:value-type="float">
            <text:p>22</text:p>
          </table:table-cell>
          <table:table-cell office:value-type="float" office:value="1998" calcext:value-type="float">
            <text:p>1998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5895" calcext:value-type="float">
            <text:p>5895</text:p>
          </table:table-cell>
          <table:table-cell table:style-name="ce3" office:value-type="float" office:value="2000000" calcext:value-type="float">
            <text:p>2000000</text:p>
          </table:table-cell>
          <table:table-cell table:style-name="ce3" office:value-type="float" office:value="72800" calcext:value-type="float">
            <text:p>72800</text:p>
          </table:table-cell>
          <table:table-cell table:formula="of:=VLOOKUP([.E24];[$Жанры.A:.B];2;0)" office:value-type="string" office:string-value="Триллер" calcext:value-type="string">
            <text:p>Триллер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Неприятности с Гарри</text:p>
          </table:table-cell>
          <table:table-cell office:value-type="float" office:value="19" calcext:value-type="float">
            <text:p>19</text:p>
          </table:table-cell>
          <table:table-cell office:value-type="float" office:value="1954" calcext:value-type="float">
            <text:p>1954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978" calcext:value-type="float">
            <text:p>5978</text:p>
          </table:table-cell>
          <table:table-cell table:style-name="ce3" office:value-type="float" office:value="1200000" calcext:value-type="float">
            <text:p>1200000</text:p>
          </table:table-cell>
          <table:table-cell table:style-name="ce3" office:value-type="float" office:value="1300000" calcext:value-type="float">
            <text:p>1300000</text:p>
          </table:table-cell>
          <table:table-cell table:formula="of:=VLOOKUP([.E25];[$Жанры.A:.B];2;0)" office:value-type="string" office:string-value="Детектив" calcext:value-type="string">
            <text:p>Детектив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Дирижабль</text:p>
          </table:table-cell>
          <table:table-cell office:value-type="float" office:value="17" calcext:value-type="float">
            <text:p>17</text:p>
          </table:table-cell>
          <table:table-cell office:value-type="float" office:value="1931" calcext:value-type="float">
            <text:p>1931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012" calcext:value-type="float">
            <text:p>6012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364000" calcext:value-type="float">
            <text:p>364000</text:p>
          </table:table-cell>
          <table:table-cell table:formula="of:=VLOOKUP([.E26];[$Жанры.A:.B];2;0)" office:value-type="string" office:string-value="Исторический" calcext:value-type="string">
            <text:p>Исторический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Брат</text:p>
          </table:table-cell>
          <table:table-cell office:value-type="float" office:value="20" calcext:value-type="float">
            <text:p>20</text:p>
          </table:table-cell>
          <table:table-cell office:value-type="float" office:value="1997" calcext:value-type="float">
            <text:p>1997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6023" calcext:value-type="float">
            <text:p>6023</text:p>
          </table:table-cell>
          <table:table-cell table:style-name="ce3" office:value-type="float" office:value="500000" calcext:value-type="float">
            <text:p>500000</text:p>
          </table:table-cell>
          <table:table-cell table:style-name="ce3" office:value-type="float" office:value="1000000" calcext:value-type="float">
            <text:p>1000000</text:p>
          </table:table-cell>
          <table:table-cell table:formula="of:=VLOOKUP([.E27];[$Жанры.A:.B];2;0)" office:value-type="string" office:string-value="Криминал" calcext:value-type="string">
            <text:p>Криминал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98" calcext:value-type="float">
            <text:p>98</text:p>
          </table:table-cell>
          <table:table-cell office:value-type="string" calcext:value-type="string">
            <text:p>Лишний человек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6023" calcext:value-type="float">
            <text:p>6023</text:p>
          </table:table-cell>
          <table:table-cell table:style-name="ce3" office:value-type="float" office:value="1300000" calcext:value-type="float">
            <text:p>1300000</text:p>
          </table:table-cell>
          <table:table-cell table:style-name="ce3" office:value-type="float" office:value="317300" calcext:value-type="float">
            <text:p>317300</text:p>
          </table:table-cell>
          <table:table-cell table:formula="of:=VLOOKUP([.E28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Дуэлянты</text:p>
          </table:table-cell>
          <table:table-cell office:value-type="float" office:value="9" calcext:value-type="float">
            <text:p>9</text:p>
          </table:table-cell>
          <table:table-cell office:value-type="float" office:value="1977" calcext:value-type="float">
            <text:p>1977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6040" calcext:value-type="float">
            <text:p>6040</text:p>
          </table:table-cell>
          <table:table-cell table:style-name="ce3" office:value-type="float" office:value="900000" calcext:value-type="float">
            <text:p>900000</text:p>
          </table:table-cell>
          <table:table-cell table:style-name="ce3" office:value-type="float" office:value="1600000" calcext:value-type="float">
            <text:p>1600000</text:p>
          </table:table-cell>
          <table:table-cell table:formula="of:=VLOOKUP([.E29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Бешеные псы</text:p>
          </table:table-cell>
          <table:table-cell office:value-type="float" office:value="4" calcext:value-type="float">
            <text:p>4</text:p>
          </table:table-cell>
          <table:table-cell office:value-type="float" office:value="1991" calcext:value-type="float">
            <text:p>1991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6043" calcext:value-type="float">
            <text:p>6043</text:p>
          </table:table-cell>
          <table:table-cell table:style-name="ce3" office:value-type="float" office:value="1200000" calcext:value-type="float">
            <text:p>1200000</text:p>
          </table:table-cell>
          <table:table-cell table:style-name="ce3" office:value-type="float" office:value="28000000" calcext:value-type="float">
            <text:p>28000000</text:p>
          </table:table-cell>
          <table:table-cell table:formula="of:=VLOOKUP([.E30];[$Жанры.A:.B];2;0)" office:value-type="string" office:string-value="Криминал" calcext:value-type="string">
            <text:p>Криминал</text:p>
          </table:table-cell>
          <table:table-cell/>
          <table:table-cell table:style-name="Default" table:number-columns-repeated="16374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Отель "Гранд Будапешт"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6048" calcext:value-type="float">
            <text:p>6048</text:p>
          </table:table-cell>
          <table:table-cell table:style-name="ce3" office:value-type="float" office:value="23000000" calcext:value-type="float">
            <text:p>23000000</text:p>
          </table:table-cell>
          <table:table-cell table:style-name="ce3" office:value-type="float" office:value="59300000" calcext:value-type="float">
            <text:p>59300000</text:p>
          </table:table-cell>
          <table:table-cell table:formula="of:=VLOOKUP([.E31];[$Жанры.A:.B];2;0)" office:value-type="string" office:string-value="Комедия" calcext:value-type="string">
            <text:p>Комедия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Последствия любви</text:p>
          </table:table-cell>
          <table:table-cell office:value-type="float" office:value="10" calcext:value-type="float">
            <text:p>10</text:p>
          </table:table-cell>
          <table:table-cell office:value-type="float" office:value="2004" calcext:value-type="float">
            <text:p>200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6051" calcext:value-type="float">
            <text:p>6051</text:p>
          </table:table-cell>
          <table:table-cell table:style-name="ce3" office:value-type="float" office:value="2000000" calcext:value-type="float">
            <text:p>2000000</text:p>
          </table:table-cell>
          <table:table-cell table:style-name="ce3" office:value-type="float" office:value="2500000" calcext:value-type="float">
            <text:p>2500000</text:p>
          </table:table-cell>
          <table:table-cell table:formula="of:=VLOOKUP([.E32];[$Жанры.A:.B];2;0)" office:value-type="string" office:string-value="Мелодрама" calcext:value-type="string">
            <text:p>Мело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Остров собак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6105" calcext:value-type="float">
            <text:p>6105</text:p>
          </table:table-cell>
          <table:table-cell table:style-name="ce3" office:value-type="float" office:value="50000000" calcext:value-type="float">
            <text:p>50000000</text:p>
          </table:table-cell>
          <table:table-cell table:style-name="ce3" office:value-type="float" office:value="32000000" calcext:value-type="float">
            <text:p>32000000</text:p>
          </table:table-cell>
          <table:table-cell table:formula="of:=VLOOKUP([.E33];[$Жанры.A:.B];2;0)" office:value-type="string" office:string-value="Мультфильм" calcext:value-type="string">
            <text:p>Мультфильм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Друг семьи </text:p>
          </table:table-cell>
          <table:table-cell office:value-type="float" office:value="10" calcext:value-type="float">
            <text:p>10</text:p>
          </table:table-cell>
          <table:table-cell office:value-type="float" office:value="2006" calcext:value-type="float">
            <text:p>2006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6144" calcext:value-type="float">
            <text:p>6144</text:p>
          </table:table-cell>
          <table:table-cell table:style-name="ce3" office:value-type="float" office:value="2500000" calcext:value-type="float">
            <text:p>2500000</text:p>
          </table:table-cell>
          <table:table-cell table:style-name="ce3" office:value-type="float" office:value="1090000" calcext:value-type="float">
            <text:p>1090000</text:p>
          </table:table-cell>
          <table:table-cell table:formula="of:=VLOOKUP([.E34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61" calcext:value-type="float">
            <text:p>161</text:p>
          </table:table-cell>
          <table:table-cell office:value-type="string" calcext:value-type="string">
            <text:p>Реквием по мечте</text:p>
          </table:table-cell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6154" calcext:value-type="float">
            <text:p>6154</text:p>
          </table:table-cell>
          <table:table-cell table:style-name="ce3" office:value-type="float" office:value="4500000" calcext:value-type="float">
            <text:p>4500000</text:p>
          </table:table-cell>
          <table:table-cell table:style-name="ce3" office:value-type="float" office:value="3600000" calcext:value-type="float">
            <text:p>3600000</text:p>
          </table:table-cell>
          <table:table-cell table:formula="of:=VLOOKUP([.E35];[$Жанры.A:.B];2;0)" office:value-type="string" office:string-value="Триллер" calcext:value-type="string">
            <text:p>Триллер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Чёрный лебедь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6206" calcext:value-type="float">
            <text:p>6206</text:p>
          </table:table-cell>
          <table:table-cell table:style-name="ce3" office:value-type="float" office:value="13000000" calcext:value-type="float">
            <text:p>13000000</text:p>
          </table:table-cell>
          <table:table-cell table:style-name="ce3" office:value-type="float" office:value="107000000" calcext:value-type="float">
            <text:p>107000000</text:p>
          </table:table-cell>
          <table:table-cell table:formula="of:=VLOOKUP([.E36];[$Жанры.A:.B];2;0)" office:value-type="string" office:string-value="Триллер" calcext:value-type="string">
            <text:p>Триллер</text:p>
          </table:table-cell>
          <table:table-cell/>
          <table:table-cell table:style-name="Default" table:number-columns-repeated="16374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Кто подставил кролика Роджера</text:p>
          </table:table-cell>
          <table:table-cell office:value-type="float" office:value="23" calcext:value-type="float">
            <text:p>23</text:p>
          </table:table-cell>
          <table:table-cell office:value-type="float" office:value="1988" calcext:value-type="float">
            <text:p>1988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6208" calcext:value-type="float">
            <text:p>6208</text:p>
          </table:table-cell>
          <table:table-cell table:style-name="ce3" office:value-type="float" office:value="70000000" calcext:value-type="float">
            <text:p>70000000</text:p>
          </table:table-cell>
          <table:table-cell table:style-name="ce3" office:value-type="float" office:value="156432023" calcext:value-type="float">
            <text:p>156432023</text:p>
          </table:table-cell>
          <table:table-cell table:formula="of:=VLOOKUP([.E37];[$Жанры.A:.B];2;0)" office:value-type="string" office:string-value="Комедия" calcext:value-type="string">
            <text:p>Комедия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Груз 200</text:p>
          </table:table-cell>
          <table:table-cell office:value-type="float" office:value="20" calcext:value-type="float">
            <text:p>20</text:p>
          </table:table-cell>
          <table:table-cell office:value-type="float" office:value="2007" calcext:value-type="float">
            <text:p>2007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6240" calcext:value-type="float">
            <text:p>6240</text:p>
          </table:table-cell>
          <table:table-cell table:style-name="ce3" office:value-type="float" office:value="1037000" calcext:value-type="float">
            <text:p>1037000</text:p>
          </table:table-cell>
          <table:table-cell table:style-name="ce3" office:value-type="float" office:value="963000" calcext:value-type="float">
            <text:p>963000</text:p>
          </table:table-cell>
          <table:table-cell table:formula="of:=VLOOKUP([.E38];[$Жанры.A:.B];2;0)" office:value-type="string" office:string-value="Триллер" calcext:value-type="string">
            <text:p>Триллер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Мне не больно</text:p>
          </table:table-cell>
          <table:table-cell office:value-type="float" office:value="20" calcext:value-type="float">
            <text:p>20</text:p>
          </table:table-cell>
          <table:table-cell office:value-type="float" office:value="2006" calcext:value-type="float">
            <text:p>2006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6263" calcext:value-type="float">
            <text:p>6263</text:p>
          </table:table-cell>
          <table:table-cell table:number-columns-repeated="2" table:style-name="ce3" office:value-type="float" office:value="1000000" calcext:value-type="float">
            <text:p>1000000</text:p>
          </table:table-cell>
          <table:table-cell table:formula="of:=VLOOKUP([.E39];[$Жанры.A:.B];2;0)" office:value-type="string" office:string-value="Мелодрама" calcext:value-type="string">
            <text:p>Мело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Мужские слёзы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6289" calcext:value-type="float">
            <text:p>6289</text:p>
          </table:table-cell>
          <table:table-cell table:style-name="ce3" office:value-type="float" office:value="40000000" calcext:value-type="float">
            <text:p>40000000</text:p>
          </table:table-cell>
          <table:table-cell table:style-name="ce3" office:value-type="float" office:value="10200000" calcext:value-type="float">
            <text:p>10200000</text:p>
          </table:table-cell>
          <table:table-cell table:formula="of:=VLOOKUP([.E40];[$Жанры.A:.B];2;0)" office:value-type="string" office:string-value="Вестерн" calcext:value-type="string">
            <text:p>Вестерн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Элемент преступления</text:p>
          </table:table-cell>
          <table:table-cell office:value-type="float" office:value="7" calcext:value-type="float">
            <text:p>7</text:p>
          </table:table-cell>
          <table:table-cell office:value-type="float" office:value="1984" calcext:value-type="float">
            <text:p>1984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6293" calcext:value-type="float">
            <text:p>6293</text:p>
          </table:table-cell>
          <table:table-cell table:style-name="ce3" office:value-type="float" office:value="2000000" calcext:value-type="float">
            <text:p>2000000</text:p>
          </table:table-cell>
          <table:table-cell table:style-name="ce3" office:value-type="float" office:value="2800" calcext:value-type="float">
            <text:p>2800</text:p>
          </table:table-cell>
          <table:table-cell table:formula="of:=VLOOKUP([.E41];[$Жанры.A:.B];2;0)" office:value-type="string" office:string-value="Триллер" calcext:value-type="string">
            <text:p>Триллер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В случае убийства набирайте "М"</text:p>
          </table:table-cell>
          <table:table-cell office:value-type="float" office:value="19" calcext:value-type="float">
            <text:p>19</text:p>
          </table:table-cell>
          <table:table-cell office:value-type="float" office:value="1954" calcext:value-type="float">
            <text:p>1954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306" calcext:value-type="float">
            <text:p>6306</text:p>
          </table:table-cell>
          <table:table-cell table:style-name="ce3" office:value-type="float" office:value="1400000" calcext:value-type="float">
            <text:p>1400000</text:p>
          </table:table-cell>
          <table:table-cell table:style-name="ce3" office:value-type="float" office:value="12562" calcext:value-type="float">
            <text:p>12562</text:p>
          </table:table-cell>
          <table:table-cell table:formula="of:=VLOOKUP([.E42];[$Жанры.A:.B];2;0)" office:value-type="string" office:string-value="Детектив" calcext:value-type="string">
            <text:p>Детектив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62" calcext:value-type="float">
            <text:p>162</text:p>
          </table:table-cell>
          <table:table-cell office:value-type="string" calcext:value-type="string">
            <text:p>Рестлер</text:p>
          </table:table-cell>
          <table:table-cell office:value-type="float" office:value="6" calcext:value-type="float">
            <text:p>6</text:p>
          </table:table-cell>
          <table:table-cell office:value-type="float" office:value="2008" calcext:value-type="float">
            <text:p>2008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6315" calcext:value-type="float">
            <text:p>6315</text:p>
          </table:table-cell>
          <table:table-cell table:style-name="ce3" office:value-type="float" office:value="6000000" calcext:value-type="float">
            <text:p>6000000</text:p>
          </table:table-cell>
          <table:table-cell table:style-name="ce3" office:value-type="float" office:value="26200000" calcext:value-type="float">
            <text:p>26200000</text:p>
          </table:table-cell>
          <table:table-cell table:formula="of:=VLOOKUP([.E43];[$Жанры.A:.B];2;0)" office:value-type="string" office:string-value="Триллер" calcext:value-type="string">
            <text:p>Триллер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Это случилось однажды ночью</text:p>
          </table:table-cell>
          <table:table-cell office:value-type="float" office:value="17" calcext:value-type="float">
            <text:p>17</text:p>
          </table:table-cell>
          <table:table-cell office:value-type="float" office:value="1934" calcext:value-type="float">
            <text:p>193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6328" calcext:value-type="float">
            <text:p>6328</text:p>
          </table:table-cell>
          <table:table-cell table:style-name="ce3" office:value-type="float" office:value="325000" calcext:value-type="float">
            <text:p>325000</text:p>
          </table:table-cell>
          <table:table-cell table:style-name="ce3" office:value-type="float" office:value="250000" calcext:value-type="float">
            <text:p>250000</text:p>
          </table:table-cell>
          <table:table-cell table:formula="of:=VLOOKUP([.E44];[$Жанры.A:.B];2;0)" office:value-type="string" office:string-value="Мелодрама" calcext:value-type="string">
            <text:p>Мело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Не тот человек</text:p>
          </table:table-cell>
          <table:table-cell office:value-type="float" office:value="19" calcext:value-type="float">
            <text:p>19</text:p>
          </table:table-cell>
          <table:table-cell office:value-type="float" office:value="1956" calcext:value-type="float">
            <text:p>1956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6330" calcext:value-type="float">
            <text:p>6330</text:p>
          </table:table-cell>
          <table:table-cell table:style-name="ce3" office:value-type="float" office:value="1200000" calcext:value-type="float">
            <text:p>1200000</text:p>
          </table:table-cell>
          <table:table-cell table:style-name="ce3" office:value-type="float" office:value="2000000" calcext:value-type="float">
            <text:p>2000000</text:p>
          </table:table-cell>
          <table:table-cell table:formula="of:=VLOOKUP([.E45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Дюнкерк</text:p>
          </table:table-cell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375" calcext:value-type="float">
            <text:p>6375</text:p>
          </table:table-cell>
          <table:table-cell table:style-name="ce3" office:value-type="float" office:value="100000000" calcext:value-type="float">
            <text:p>100000000</text:p>
          </table:table-cell>
          <table:table-cell table:style-name="ce3" office:value-type="float" office:value="188045560" calcext:value-type="float">
            <text:p>188045560</text:p>
          </table:table-cell>
          <table:table-cell table:formula="of:=VLOOKUP([.E46];[$Жанры.A:.B];2;0)" office:value-type="string" office:string-value="Исторический" calcext:value-type="string">
            <text:p>Исторический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Поймать вора</text:p>
          </table:table-cell>
          <table:table-cell office:value-type="float" office:value="19" calcext:value-type="float">
            <text:p>19</text:p>
          </table:table-cell>
          <table:table-cell office:value-type="float" office:value="1954" calcext:value-type="float">
            <text:p>1954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391" calcext:value-type="float">
            <text:p>6391</text:p>
          </table:table-cell>
          <table:table-cell table:style-name="ce3" office:value-type="float" office:value="2500000" calcext:value-type="float">
            <text:p>2500000</text:p>
          </table:table-cell>
          <table:table-cell table:style-name="ce3" office:value-type="float" office:value="8750000" calcext:value-type="float">
            <text:p>8750000</text:p>
          </table:table-cell>
          <table:table-cell table:formula="of:=VLOOKUP([.E47];[$Жанры.A:.B];2;0)" office:value-type="string" office:string-value="Детектив" calcext:value-type="string">
            <text:p>Детектив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Эпидемия</text:p>
          </table:table-cell>
          <table:table-cell office:value-type="float" office:value="7" calcext:value-type="float">
            <text:p>7</text:p>
          </table:table-cell>
          <table:table-cell office:value-type="float" office:value="1987" calcext:value-type="float">
            <text:p>1987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6391" calcext:value-type="float">
            <text:p>6391</text:p>
          </table:table-cell>
          <table:table-cell table:style-name="ce3" office:value-type="float" office:value="2500000" calcext:value-type="float">
            <text:p>2500000</text:p>
          </table:table-cell>
          <table:table-cell table:style-name="ce3" office:value-type="float" office:value="28000" calcext:value-type="float">
            <text:p>28000</text:p>
          </table:table-cell>
          <table:table-cell table:formula="of:=VLOOKUP([.E48];[$Жанры.A:.B];2;0)" office:value-type="string" office:string-value="Триллер" calcext:value-type="string">
            <text:p>Триллер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Возвращение</text:p>
          </table:table-cell>
          <table:table-cell office:value-type="float" office:value="11" calcext:value-type="float">
            <text:p>11</text:p>
          </table:table-cell>
          <table:table-cell office:value-type="float" office:value="2003" calcext:value-type="float">
            <text:p>200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6410" calcext:value-type="float">
            <text:p>6410</text:p>
          </table:table-cell>
          <table:table-cell table:style-name="ce3" office:value-type="float" office:value="400000" calcext:value-type="float">
            <text:p>400000</text:p>
          </table:table-cell>
          <table:table-cell table:style-name="ce3" office:value-type="float" office:value="504820" calcext:value-type="float">
            <text:p>504820</text:p>
          </table:table-cell>
          <table:table-cell table:formula="of:=VLOOKUP([.E49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Иваново Детство</text:p>
          </table:table-cell>
          <table:table-cell office:value-type="float" office:value="12" calcext:value-type="float">
            <text:p>12</text:p>
          </table:table-cell>
          <table:table-cell office:value-type="float" office:value="1962" calcext:value-type="float">
            <text:p>196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6435" calcext:value-type="float">
            <text:p>6435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40394" calcext:value-type="float">
            <text:p>40394</text:p>
          </table:table-cell>
          <table:table-cell table:formula="of:=VLOOKUP([.E50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90" calcext:value-type="float">
            <text:p>90</text:p>
          </table:table-cell>
          <table:table-cell office:value-type="string" calcext:value-type="string">
            <text:p>Комната страха</text:p>
          </table:table-cell>
          <table:table-cell office:value-type="float" office:value="16" calcext:value-type="float">
            <text:p>16</text:p>
          </table:table-cell>
          <table:table-cell office:value-type="float" office:value="2002" calcext:value-type="float">
            <text:p>200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6466" calcext:value-type="float">
            <text:p>6466</text:p>
          </table:table-cell>
          <table:table-cell table:style-name="ce3" office:value-type="float" office:value="48000000" calcext:value-type="float">
            <text:p>48000000</text:p>
          </table:table-cell>
          <table:table-cell table:style-name="ce3" office:value-type="float" office:value="96397000" calcext:value-type="float">
            <text:p>96397000</text:p>
          </table:table-cell>
          <table:table-cell table:formula="of:=VLOOKUP([.E51];[$Жанры.A:.B];2;0)" office:value-type="string" office:string-value="Триллер" calcext:value-type="string">
            <text:p>Триллер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Тень сомнения</text:p>
          </table:table-cell>
          <table:table-cell office:value-type="float" office:value="19" calcext:value-type="float">
            <text:p>19</text:p>
          </table:table-cell>
          <table:table-cell office:value-type="float" office:value="1942" calcext:value-type="float">
            <text:p>1942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80" calcext:value-type="float">
            <text:p>6480</text:p>
          </table:table-cell>
          <table:table-cell table:style-name="ce3" office:value-type="float" office:value="1440000" calcext:value-type="float">
            <text:p>1440000</text:p>
          </table:table-cell>
          <table:table-cell table:style-name="ce3" office:value-type="float" office:value="10000000" calcext:value-type="float">
            <text:p>10000000</text:p>
          </table:table-cell>
          <table:table-cell table:formula="of:=VLOOKUP([.E52];[$Жанры.A:.B];2;0)" office:value-type="string" office:string-value="Детектив" calcext:value-type="string">
            <text:p>Детектив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Назад в Будущее 2</text:p>
          </table:table-cell>
          <table:table-cell office:value-type="float" office:value="23" calcext:value-type="float">
            <text:p>23</text:p>
          </table:table-cell>
          <table:table-cell office:value-type="float" office:value="1989" calcext:value-type="float">
            <text:p>1989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527" calcext:value-type="float">
            <text:p>6527</text:p>
          </table:table-cell>
          <table:table-cell table:style-name="ce3" office:value-type="float" office:value="40000000" calcext:value-type="float">
            <text:p>40000000</text:p>
          </table:table-cell>
          <table:table-cell table:style-name="ce3" office:value-type="float" office:value="118450033" calcext:value-type="float">
            <text:p>118450033</text:p>
          </table:table-cell>
          <table:table-cell table:formula="of:=VLOOKUP([.E53];[$Жанры.A:.B];2;0)" office:value-type="string" office:string-value="Фантастика" calcext:value-type="string">
            <text:p>Фантастик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Антихрист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531" calcext:value-type="float">
            <text:p>6531</text:p>
          </table:table-cell>
          <table:table-cell table:style-name="ce3" office:value-type="float" office:value="11000000" calcext:value-type="float">
            <text:p>11000000</text:p>
          </table:table-cell>
          <table:table-cell table:style-name="ce3" office:value-type="float" office:value="404100" calcext:value-type="float">
            <text:p>404100</text:p>
          </table:table-cell>
          <table:table-cell table:formula="of:=VLOOKUP([.E54];[$Жанры.A:.B];2;0)" office:value-type="string" office:string-value="Ужас" calcext:value-type="string">
            <text:p>Ужас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Диверсант</text:p>
          </table:table-cell>
          <table:table-cell office:value-type="float" office:value="19" calcext:value-type="float">
            <text:p>19</text:p>
          </table:table-cell>
          <table:table-cell office:value-type="float" office:value="1942" calcext:value-type="float">
            <text:p>194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6563" calcext:value-type="float">
            <text:p>6563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560000" calcext:value-type="float">
            <text:p>560000</text:p>
          </table:table-cell>
          <table:table-cell table:formula="of:=VLOOKUP([.E55];[$Жанры.A:.B];2;0)" office:value-type="string" office:string-value="Триллер" calcext:value-type="string">
            <text:p>Триллер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Елена</text:p>
          </table:table-cell>
          <table:table-cell office:value-type="float" office:value="11" calcext:value-type="float">
            <text:p>11</text:p>
          </table:table-cell>
          <table:table-cell office:value-type="float" office:value="2011" calcext:value-type="float">
            <text:p>2011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6568" calcext:value-type="float">
            <text:p>6568</text:p>
          </table:table-cell>
          <table:table-cell table:style-name="ce3" office:value-type="float" office:value="5000000" calcext:value-type="float">
            <text:p>5000000</text:p>
          </table:table-cell>
          <table:table-cell table:style-name="ce3" office:value-type="float" office:value="233098" calcext:value-type="float">
            <text:p>233098</text:p>
          </table:table-cell>
          <table:table-cell table:formula="of:=VLOOKUP([.E56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Король комедии</text:p>
          </table:table-cell>
          <table:table-cell office:value-type="float" office:value="1" calcext:value-type="float">
            <text:p>1</text:p>
          </table:table-cell>
          <table:table-cell office:value-type="float" office:value="1982" calcext:value-type="float">
            <text:p>198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6586" calcext:value-type="float">
            <text:p>6586</text:p>
          </table:table-cell>
          <table:table-cell table:style-name="ce3" office:value-type="float" office:value="20000000" calcext:value-type="float">
            <text:p>20000000</text:p>
          </table:table-cell>
          <table:table-cell table:style-name="ce3" office:value-type="float" office:value="2500000" calcext:value-type="float">
            <text:p>2500000</text:p>
          </table:table-cell>
          <table:table-cell table:formula="of:=VLOOKUP([.E57];[$Жанры.A:.B];2;0)" office:value-type="string" office:string-value="Триллер" calcext:value-type="string">
            <text:p>Триллер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Психо</text:p>
          </table:table-cell>
          <table:table-cell office:value-type="float" office:value="19" calcext:value-type="float">
            <text:p>19</text:p>
          </table:table-cell>
          <table:table-cell office:value-type="float" office:value="1960" calcext:value-type="float">
            <text:p>196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598" calcext:value-type="float">
            <text:p>6598</text:p>
          </table:table-cell>
          <table:table-cell table:style-name="ce3" office:value-type="float" office:value="806947" calcext:value-type="float">
            <text:p>806947</text:p>
          </table:table-cell>
          <table:table-cell table:style-name="ce3" office:value-type="float" office:value="32000000" calcext:value-type="float">
            <text:p>32000000</text:p>
          </table:table-cell>
          <table:table-cell table:formula="of:=VLOOKUP([.E58];[$Жанры.A:.B];2;0)" office:value-type="string" office:string-value="Ужас" calcext:value-type="string">
            <text:p>Ужас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77" calcext:value-type="float">
            <text:p>77</text:p>
          </table:table-cell>
          <table:table-cell office:value-type="string" calcext:value-type="string">
            <text:p>Изгнание</text:p>
          </table:table-cell>
          <table:table-cell office:value-type="float" office:value="11" calcext:value-type="float">
            <text:p>11</text:p>
          </table:table-cell>
          <table:table-cell office:value-type="float" office:value="2007" calcext:value-type="float">
            <text:p>2007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6600" calcext:value-type="float">
            <text:p>6600</text:p>
          </table:table-cell>
          <table:table-cell table:style-name="ce3" office:value-type="float" office:value="4500000" calcext:value-type="float">
            <text:p>4500000</text:p>
          </table:table-cell>
          <table:table-cell table:style-name="ce3" office:value-type="float" office:value="641786" calcext:value-type="float">
            <text:p>641786</text:p>
          </table:table-cell>
          <table:table-cell table:formula="of:=VLOOKUP([.E59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Земля кочевников</text:p>
          </table:table-cell>
          <table:table-cell office:value-type="float" office:value="21" calcext:value-type="float">
            <text:p>21</text:p>
          </table:table-cell>
          <table:table-cell office:value-type="float" office:value="2020" calcext:value-type="float">
            <text:p>202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6612" calcext:value-type="float">
            <text:p>6612</text:p>
          </table:table-cell>
          <table:table-cell table:style-name="ce3" office:value-type="float" office:value="5000000" calcext:value-type="float">
            <text:p>5000000</text:p>
          </table:table-cell>
          <table:table-cell table:style-name="ce3" office:value-type="float" office:value="3700000" calcext:value-type="float">
            <text:p>3700000</text:p>
          </table:table-cell>
          <table:table-cell table:formula="of:=VLOOKUP([.E60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Семейка Тененбаум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6612" calcext:value-type="float">
            <text:p>6612</text:p>
          </table:table-cell>
          <table:table-cell table:style-name="ce3" office:value-type="float" office:value="21000000" calcext:value-type="float">
            <text:p>21000000</text:p>
          </table:table-cell>
          <table:table-cell table:style-name="ce3" office:value-type="float" office:value="52400000" calcext:value-type="float">
            <text:p>52400000</text:p>
          </table:table-cell>
          <table:table-cell table:formula="of:=VLOOKUP([.E61];[$Жанры.A:.B];2;0)" office:value-type="string" office:string-value="Комедия" calcext:value-type="string">
            <text:p>Комедия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95" calcext:value-type="float">
            <text:p>95</text:p>
          </table:table-cell>
          <table:table-cell office:value-type="string" calcext:value-type="string">
            <text:p>Лающие собаки никогда не кусают</text:p>
          </table:table-cell>
          <table:table-cell office:value-type="float" office:value="18" calcext:value-type="float">
            <text:p>18</text:p>
          </table:table-cell>
          <table:table-cell office:value-type="float" office:value="2000" calcext:value-type="float">
            <text:p>200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6650" calcext:value-type="float">
            <text:p>6650</text:p>
          </table:table-cell>
          <table:table-cell table:style-name="ce3" office:value-type="float" office:value="1500000" calcext:value-type="float">
            <text:p>1500000</text:p>
          </table:table-cell>
          <table:table-cell table:style-name="ce3" office:value-type="float" office:value="44676" calcext:value-type="float">
            <text:p>44676</text:p>
          </table:table-cell>
          <table:table-cell table:formula="of:=VLOOKUP([.E62];[$Жанры.A:.B];2;0)" office:value-type="string" office:string-value="Мелодрама" calcext:value-type="string">
            <text:p>Мело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Жмурки</text:p>
          </table:table-cell>
          <table:table-cell office:value-type="float" office:value="20" calcext:value-type="float">
            <text:p>20</text:p>
          </table:table-cell>
          <table:table-cell office:value-type="float" office:value="2005" calcext:value-type="float">
            <text:p>2005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6675" calcext:value-type="float">
            <text:p>6675</text:p>
          </table:table-cell>
          <table:table-cell table:style-name="ce3" office:value-type="float" office:value="2000000" calcext:value-type="float">
            <text:p>2000000</text:p>
          </table:table-cell>
          <table:table-cell table:style-name="ce3" office:value-type="float" office:value="4180000" calcext:value-type="float">
            <text:p>4180000</text:p>
          </table:table-cell>
          <table:table-cell table:formula="of:=VLOOKUP([.E63];[$Жанры.A:.B];2;0)" office:value-type="string" office:string-value="Криминал" calcext:value-type="string">
            <text:p>Криминал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Убить Билла</text:p>
          </table:table-cell>
          <table:table-cell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6677" calcext:value-type="float">
            <text:p>6677</text:p>
          </table:table-cell>
          <table:table-cell table:style-name="ce3" office:value-type="float" office:value="30000000" calcext:value-type="float">
            <text:p>30000000</text:p>
          </table:table-cell>
          <table:table-cell table:style-name="ce3" office:value-type="float" office:value="180900000" calcext:value-type="float">
            <text:p>180900000</text:p>
          </table:table-cell>
          <table:table-cell table:formula="of:=VLOOKUP([.E64];[$Жанры.A:.B];2;0)" office:value-type="string" office:string-value="Боевик" calcext:value-type="string">
            <text:p>Боевик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Александр Невский</text:p>
          </table:table-cell>
          <table:table-cell office:value-type="float" office:value="13" calcext:value-type="float">
            <text:p>13</text:p>
          </table:table-cell>
          <table:table-cell office:value-type="float" office:value="1938" calcext:value-type="float">
            <text:p>1938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686" calcext:value-type="float">
            <text:p>6686</text:p>
          </table:table-cell>
          <table:table-cell table:style-name="ce3" office:value-type="float" office:value="500000" calcext:value-type="float">
            <text:p>500000</text:p>
          </table:table-cell>
          <table:table-cell table:style-name="ce3" office:value-type="float" office:value="2266" calcext:value-type="float">
            <text:p>2266</text:p>
          </table:table-cell>
          <table:table-cell table:formula="of:=VLOOKUP([.E65];[$Жанры.A:.B];2;0)" office:value-type="string" office:string-value="Исторический" calcext:value-type="string">
            <text:p>Исторический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Окно во двор</text:p>
          </table:table-cell>
          <table:table-cell office:value-type="float" office:value="19" calcext:value-type="float">
            <text:p>19</text:p>
          </table:table-cell>
          <table:table-cell office:value-type="float" office:value="1954" calcext:value-type="float">
            <text:p>1954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720" calcext:value-type="float">
            <text:p>6720</text:p>
          </table:table-cell>
          <table:table-cell table:style-name="ce3" office:value-type="float" office:value="2000000" calcext:value-type="float">
            <text:p>2000000</text:p>
          </table:table-cell>
          <table:table-cell table:style-name="ce3" office:value-type="float" office:value="36764313" calcext:value-type="float">
            <text:p>36764313</text:p>
          </table:table-cell>
          <table:table-cell table:formula="of:=VLOOKUP([.E66];[$Жанры.A:.B];2;0)" office:value-type="string" office:string-value="Детектив" calcext:value-type="string">
            <text:p>Детектив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Алиса здесь больше не живёт</text:p>
          </table:table-cell>
          <table:table-cell office:value-type="float" office:value="1" calcext:value-type="float">
            <text:p>1</text:p>
          </table:table-cell>
          <table:table-cell office:value-type="float" office:value="1974" calcext:value-type="float">
            <text:p>197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6741" calcext:value-type="float">
            <text:p>6741</text:p>
          </table:table-cell>
          <table:table-cell table:style-name="ce3" office:value-type="float" office:value="1800000" calcext:value-type="float">
            <text:p>1800000</text:p>
          </table:table-cell>
          <table:table-cell table:style-name="ce3" office:value-type="float" office:value="18600000" calcext:value-type="float">
            <text:p>18600000</text:p>
          </table:table-cell>
          <table:table-cell table:formula="of:=VLOOKUP([.E67];[$Жанры.A:.B];2;0)" office:value-type="string" office:string-value="Мелодрама" calcext:value-type="string">
            <text:p>Мело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Европа</text:p>
          </table:table-cell>
          <table:table-cell office:value-type="float" office:value="7" calcext:value-type="float">
            <text:p>7</text:p>
          </table:table-cell>
          <table:table-cell office:value-type="float" office:value="1991" calcext:value-type="float">
            <text:p>1991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6761" calcext:value-type="float">
            <text:p>6761</text:p>
          </table:table-cell>
          <table:table-cell table:style-name="ce3" office:value-type="float" office:value="28000000" calcext:value-type="float">
            <text:p>28000000</text:p>
          </table:table-cell>
          <table:table-cell table:style-name="ce3" office:value-type="float" office:value="1000000" calcext:value-type="float">
            <text:p>1000000</text:p>
          </table:table-cell>
          <table:table-cell table:formula="of:=VLOOKUP([.E68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52" calcext:value-type="float">
            <text:p>152</text:p>
          </table:table-cell>
          <table:table-cell office:value-type="string" calcext:value-type="string">
            <text:p>Помни</text:p>
          </table:table-cell>
          <table:table-cell office:value-type="float" office:value="15" calcext:value-type="float">
            <text:p>15</text:p>
          </table:table-cell>
          <table:table-cell office:value-type="float" office:value="2000" calcext:value-type="float">
            <text:p>2000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806" calcext:value-type="float">
            <text:p>6806</text:p>
          </table:table-cell>
          <table:table-cell table:style-name="ce3" office:value-type="float" office:value="9000000" calcext:value-type="float">
            <text:p>9000000</text:p>
          </table:table-cell>
          <table:table-cell table:style-name="ce3" office:value-type="float" office:value="25544847" calcext:value-type="float">
            <text:p>25544847</text:p>
          </table:table-cell>
          <table:table-cell table:formula="of:=VLOOKUP([.E69];[$Жанры.A:.B];2;0)" office:value-type="string" office:string-value="Детектив" calcext:value-type="string">
            <text:p>Детектив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76" calcext:value-type="float">
            <text:p>76</text:p>
          </table:table-cell>
          <table:table-cell office:value-type="string" calcext:value-type="string">
            <text:p>Идиоты</text:p>
          </table:table-cell>
          <table:table-cell office:value-type="float" office:value="7" calcext:value-type="float">
            <text:p>7</text:p>
          </table:table-cell>
          <table:table-cell office:value-type="float" office:value="1998" calcext:value-type="float">
            <text:p>199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6858" calcext:value-type="float">
            <text:p>6858</text:p>
          </table:table-cell>
          <table:table-cell table:style-name="ce3" office:value-type="float" office:value="2500000" calcext:value-type="float">
            <text:p>2500000</text:p>
          </table:table-cell>
          <table:table-cell table:style-name="ce3" office:value-type="float" office:value="7235" calcext:value-type="float">
            <text:p>7235</text:p>
          </table:table-cell>
          <table:table-cell table:formula="of:=VLOOKUP([.E70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Доказательство смерти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6883" calcext:value-type="float">
            <text:p>6883</text:p>
          </table:table-cell>
          <table:table-cell table:style-name="ce3" office:value-type="float" office:value="20000000" calcext:value-type="float">
            <text:p>20000000</text:p>
          </table:table-cell>
          <table:table-cell table:style-name="ce3" office:value-type="float" office:value="30200000" calcext:value-type="float">
            <text:p>30200000</text:p>
          </table:table-cell>
          <table:table-cell table:formula="of:=VLOOKUP([.E71];[$Жанры.A:.B];2;0)" office:value-type="string" office:string-value="Триллер" calcext:value-type="string">
            <text:p>Триллер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Таксист</text:p>
          </table:table-cell>
          <table:table-cell office:value-type="float" office:value="1" calcext:value-type="float">
            <text:p>1</text:p>
          </table:table-cell>
          <table:table-cell office:value-type="float" office:value="1976" calcext:value-type="float">
            <text:p>1976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6893" calcext:value-type="float">
            <text:p>6893</text:p>
          </table:table-cell>
          <table:table-cell table:style-name="ce3" office:value-type="float" office:value="1900000" calcext:value-type="float">
            <text:p>1900000</text:p>
          </table:table-cell>
          <table:table-cell table:style-name="ce3" office:value-type="float" office:value="28300000" calcext:value-type="float">
            <text:p>28300000</text:p>
          </table:table-cell>
          <table:table-cell table:formula="of:=VLOOKUP([.E72];[$Жанры.A:.B];2;0)" office:value-type="string" office:string-value="Триллер" calcext:value-type="string">
            <text:p>Триллер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Индиана Джонс: В поисках утраченного ковчега</text:p>
          </table:table-cell>
          <table:table-cell office:value-type="float" office:value="8" calcext:value-type="float">
            <text:p>8</text:p>
          </table:table-cell>
          <table:table-cell office:value-type="float" office:value="1981" calcext:value-type="float">
            <text:p>1981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903" calcext:value-type="float">
            <text:p>6903</text:p>
          </table:table-cell>
          <table:table-cell table:style-name="ce3" office:value-type="float" office:value="18000000" calcext:value-type="float">
            <text:p>18000000</text:p>
          </table:table-cell>
          <table:table-cell table:style-name="ce3" office:value-type="float" office:value="212200000" calcext:value-type="float">
            <text:p>212200000</text:p>
          </table:table-cell>
          <table:table-cell table:formula="of:=VLOOKUP([.E73];[$Жанры.A:.B];2;0)" office:value-type="string" office:string-value="Приключения" calcext:value-type="string">
            <text:p>Приключения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Инопланетянин</text:p>
          </table:table-cell>
          <table:table-cell office:value-type="float" office:value="8" calcext:value-type="float">
            <text:p>8</text:p>
          </table:table-cell>
          <table:table-cell office:value-type="float" office:value="1982" calcext:value-type="float">
            <text:p>198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914" calcext:value-type="float">
            <text:p>6914</text:p>
          </table:table-cell>
          <table:table-cell table:style-name="ce3" office:value-type="float" office:value="10500000" calcext:value-type="float">
            <text:p>10500000</text:p>
          </table:table-cell>
          <table:table-cell table:style-name="ce3" office:value-type="float" office:value="359200000" calcext:value-type="float">
            <text:p>359200000</text:p>
          </table:table-cell>
          <table:table-cell table:formula="of:=VLOOKUP([.E74];[$Жанры.A:.B];2;0)" office:value-type="string" office:string-value="Фантастика" calcext:value-type="string">
            <text:p>Фантастик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Мистер Дидс переезжает в город</text:p>
          </table:table-cell>
          <table:table-cell office:value-type="float" office:value="17" calcext:value-type="float">
            <text:p>17</text:p>
          </table:table-cell>
          <table:table-cell office:value-type="float" office:value="1936" calcext:value-type="float">
            <text:p>1936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6916" calcext:value-type="float">
            <text:p>6916</text:p>
          </table:table-cell>
          <table:table-cell table:style-name="ce3" office:value-type="float" office:value="800000" calcext:value-type="float">
            <text:p>800000</text:p>
          </table:table-cell>
          <table:table-cell table:style-name="ce3" office:value-type="float" office:value="620000" calcext:value-type="float">
            <text:p>620000</text:p>
          </table:table-cell>
          <table:table-cell table:formula="of:=VLOOKUP([.E75];[$Жанры.A:.B];2;0)" office:value-type="string" office:string-value="Мелодрама" calcext:value-type="string">
            <text:p>Мело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203" calcext:value-type="float">
            <text:p>203</text:p>
          </table:table-cell>
          <table:table-cell office:value-type="string" calcext:value-type="string">
            <text:p>Чужой 3</text:p>
          </table:table-cell>
          <table:table-cell office:value-type="float" office:value="16" calcext:value-type="float">
            <text:p>16</text:p>
          </table:table-cell>
          <table:table-cell office:value-type="float" office:value="1992" calcext:value-type="float">
            <text:p>1992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921" calcext:value-type="float">
            <text:p>6921</text:p>
          </table:table-cell>
          <table:table-cell table:style-name="ce3" office:value-type="float" office:value="50000000" calcext:value-type="float">
            <text:p>50000000</text:p>
          </table:table-cell>
          <table:table-cell table:style-name="ce3" office:value-type="float" office:value="55478000" calcext:value-type="float">
            <text:p>55478000</text:p>
          </table:table-cell>
          <table:table-cell table:formula="of:=VLOOKUP([.E76];[$Жанры.A:.B];2;0)" office:value-type="string" office:string-value="Ужас" calcext:value-type="string">
            <text:p>Ужас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80" calcext:value-type="float">
            <text:p>80</text:p>
          </table:table-cell>
          <table:table-cell office:value-type="string" calcext:value-type="string">
            <text:p>Имя ему Смерть</text:p>
          </table:table-cell>
          <table:table-cell office:value-type="float" office:value="3" calcext:value-type="float">
            <text:p>3</text:p>
          </table:table-cell>
          <table:table-cell office:value-type="float" office:value="1985" calcext:value-type="float">
            <text:p>1985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6943" calcext:value-type="float">
            <text:p>6943</text:p>
          </table:table-cell>
          <table:table-cell table:style-name="ce3" office:value-type="float" office:value="6900000" calcext:value-type="float">
            <text:p>6900000</text:p>
          </table:table-cell>
          <table:table-cell table:style-name="ce3" office:value-type="float" office:value="41400000" calcext:value-type="float">
            <text:p>41400000</text:p>
          </table:table-cell>
          <table:table-cell table:formula="of:=VLOOKUP([.E77];[$Жанры.A:.B];2;0)" office:value-type="string" office:string-value="Вестерн" calcext:value-type="string">
            <text:p>Вестерн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202" calcext:value-type="float">
            <text:p>202</text:p>
          </table:table-cell>
          <table:table-cell office:value-type="string" calcext:value-type="string">
            <text:p>Чужой</text:p>
          </table:table-cell>
          <table:table-cell office:value-type="float" office:value="9" calcext:value-type="float">
            <text:p>9</text:p>
          </table:table-cell>
          <table:table-cell office:value-type="float" office:value="1979" calcext:value-type="float">
            <text:p>1979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969" calcext:value-type="float">
            <text:p>6969</text:p>
          </table:table-cell>
          <table:table-cell table:style-name="ce3" office:value-type="float" office:value="11000000" calcext:value-type="float">
            <text:p>11000000</text:p>
          </table:table-cell>
          <table:table-cell table:style-name="ce3" office:value-type="float" office:value="78900000" calcext:value-type="float">
            <text:p>78900000</text:p>
          </table:table-cell>
          <table:table-cell table:formula="of:=VLOOKUP([.E78];[$Жанры.A:.B];2;0)" office:value-type="string" office:string-value="Ужас" calcext:value-type="string">
            <text:p>Ужас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Наркокурьер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6973" calcext:value-type="float">
            <text:p>6973</text:p>
          </table:table-cell>
          <table:table-cell table:style-name="ce3" office:value-type="float" office:value="50000000" calcext:value-type="float">
            <text:p>50000000</text:p>
          </table:table-cell>
          <table:table-cell table:style-name="ce3" office:value-type="float" office:value="103800000" calcext:value-type="float">
            <text:p>103800000</text:p>
          </table:table-cell>
          <table:table-cell table:formula="of:=VLOOKUP([.E79];[$Жанры.A:.B];2;0)" office:value-type="string" office:string-value="Триллер" calcext:value-type="string">
            <text:p>Триллер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Безумие</text:p>
          </table:table-cell>
          <table:table-cell office:value-type="float" office:value="19" calcext:value-type="float">
            <text:p>19</text:p>
          </table:table-cell>
          <table:table-cell office:value-type="float" office:value="1972" calcext:value-type="float">
            <text:p>1972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975" calcext:value-type="float">
            <text:p>6975</text:p>
          </table:table-cell>
          <table:table-cell table:style-name="ce3" office:value-type="float" office:value="2000000" calcext:value-type="float">
            <text:p>2000000</text:p>
          </table:table-cell>
          <table:table-cell table:style-name="ce3" office:value-type="float" office:value="3500000" calcext:value-type="float">
            <text:p>3500000</text:p>
          </table:table-cell>
          <table:table-cell table:formula="of:=VLOOKUP([.E80];[$Жанры.A:.B];2;0)" office:value-type="string" office:string-value="Детектив" calcext:value-type="string">
            <text:p>Детектив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Назад в Будущее</text:p>
          </table:table-cell>
          <table:table-cell office:value-type="float" office:value="23" calcext:value-type="float">
            <text:p>23</text:p>
          </table:table-cell>
          <table:table-cell office:value-type="float" office:value="1985" calcext:value-type="float">
            <text:p>1985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978" calcext:value-type="float">
            <text:p>6978</text:p>
          </table:table-cell>
          <table:table-cell table:style-name="ce3" office:value-type="float" office:value="19000000" calcext:value-type="float">
            <text:p>19000000</text:p>
          </table:table-cell>
          <table:table-cell table:style-name="ce3" office:value-type="float" office:value="210609310" calcext:value-type="float">
            <text:p>210609310</text:p>
          </table:table-cell>
          <table:table-cell table:formula="of:=VLOOKUP([.E81];[$Жанры.A:.B];2;0)" office:value-type="string" office:string-value="Фантастика" calcext:value-type="string">
            <text:p>Фантастик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Цельнометаллическая оболочка</text:p>
          </table:table-cell>
          <table:table-cell office:value-type="float" office:value="14" calcext:value-type="float">
            <text:p>14</text:p>
          </table:table-cell>
          <table:table-cell office:value-type="float" office:value="1987" calcext:value-type="float">
            <text:p>1987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6989" calcext:value-type="float">
            <text:p>6989</text:p>
          </table:table-cell>
          <table:table-cell table:style-name="ce3" office:value-type="float" office:value="30000000" calcext:value-type="float">
            <text:p>30000000</text:p>
          </table:table-cell>
          <table:table-cell table:style-name="ce3" office:value-type="float" office:value="46357000" calcext:value-type="float">
            <text:p>46357000</text:p>
          </table:table-cell>
          <table:table-cell table:formula="of:=VLOOKUP([.E82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Гран Торино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table:style-name="ce3" office:value-type="float" office:value="33000000" calcext:value-type="float">
            <text:p>33000000</text:p>
          </table:table-cell>
          <table:table-cell table:style-name="ce3" office:value-type="float" office:value="148100000" calcext:value-type="float">
            <text:p>148100000</text:p>
          </table:table-cell>
          <table:table-cell table:formula="of:=VLOOKUP([.E83];[$Жанры.A:.B];2;0)" office:value-type="string" office:string-value="Триллер" calcext:value-type="string">
            <text:p>Триллер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Война миров</text:p>
          </table:table-cell>
          <table:table-cell office:value-type="float" office:value="8" calcext:value-type="float">
            <text:p>8</text:p>
          </table:table-cell>
          <table:table-cell office:value-type="float" office:value="2005" calcext:value-type="float">
            <text:p>2005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7001" calcext:value-type="float">
            <text:p>7001</text:p>
          </table:table-cell>
          <table:table-cell table:style-name="ce3" office:value-type="float" office:value="132000000" calcext:value-type="float">
            <text:p>132000000</text:p>
          </table:table-cell>
          <table:table-cell table:style-name="ce3" office:value-type="float" office:value="234100000" calcext:value-type="float">
            <text:p>234100000</text:p>
          </table:table-cell>
          <table:table-cell table:formula="of:=VLOOKUP([.E84];[$Жанры.A:.B];2;0)" office:value-type="string" office:string-value="Фантастика" calcext:value-type="string">
            <text:p>Фантастик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Прибытие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7004" calcext:value-type="float">
            <text:p>7004</text:p>
          </table:table-cell>
          <table:table-cell table:style-name="ce3" office:value-type="float" office:value="47000000" calcext:value-type="float">
            <text:p>47000000</text:p>
          </table:table-cell>
          <table:table-cell table:style-name="ce3" office:value-type="float" office:value="100500000" calcext:value-type="float">
            <text:p>100500000</text:p>
          </table:table-cell>
          <table:table-cell table:formula="of:=VLOOKUP([.E85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Секретное досье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7012" calcext:value-type="float">
            <text:p>7012</text:p>
          </table:table-cell>
          <table:table-cell table:style-name="ce3" office:value-type="float" office:value="50000000" calcext:value-type="float">
            <text:p>50000000</text:p>
          </table:table-cell>
          <table:table-cell table:style-name="ce3" office:value-type="float" office:value="81900000" calcext:value-type="float">
            <text:p>81900000</text:p>
          </table:table-cell>
          <table:table-cell table:formula="of:=VLOOKUP([.E86];[$Жанры.A:.B];2;0)" office:value-type="string" office:string-value="Триллер" calcext:value-type="string">
            <text:p>Триллер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Хороший год</text:p>
          </table:table-cell>
          <table:table-cell office:value-type="float" office:value="9" calcext:value-type="float">
            <text:p>9</text:p>
          </table:table-cell>
          <table:table-cell office:value-type="float" office:value="2006" calcext:value-type="float">
            <text:p>2006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7032" calcext:value-type="float">
            <text:p>7032</text:p>
          </table:table-cell>
          <table:table-cell table:style-name="ce3" office:value-type="float" office:value="35000000" calcext:value-type="float">
            <text:p>35000000</text:p>
          </table:table-cell>
          <table:table-cell table:style-name="ce3" office:value-type="float" office:value="4500000" calcext:value-type="float">
            <text:p>4500000</text:p>
          </table:table-cell>
          <table:table-cell table:formula="of:=VLOOKUP([.E87];[$Жанры.A:.B];2;0)" office:value-type="string" office:string-value="Мелодрама" calcext:value-type="string">
            <text:p>Мелодрама</text:p>
          </table:table-cell>
          <table:table-cell/>
          <table:table-cell table:style-name="Default" table:number-columns-repeated="1637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Большой и добрый великан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7037" calcext:value-type="float">
            <text:p>7037</text:p>
          </table:table-cell>
          <table:table-cell table:style-name="ce3" office:value-type="float" office:value="140000000" calcext:value-type="float">
            <text:p>140000000</text:p>
          </table:table-cell>
          <table:table-cell table:style-name="ce3" office:value-type="float" office:value="55500000" calcext:value-type="float">
            <text:p>55500000</text:p>
          </table:table-cell>
          <table:table-cell table:formula="of:=VLOOKUP([.E88];[$Жанры.A:.B];2;0)" office:value-type="string" office:string-value="Комедия" calcext:value-type="string">
            <text:p>Комедия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Внезапный удар</text:p>
          </table:table-cell>
          <table:table-cell office:value-type="float" office:value="3" calcext:value-type="float">
            <text:p>3</text:p>
          </table:table-cell>
          <table:table-cell office:value-type="float" office:value="1983" calcext:value-type="float">
            <text:p>198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7043" calcext:value-type="float">
            <text:p>7043</text:p>
          </table:table-cell>
          <table:table-cell table:style-name="ce3" office:value-type="float" office:value="22000000" calcext:value-type="float">
            <text:p>22000000</text:p>
          </table:table-cell>
          <table:table-cell table:style-name="ce3" office:value-type="float" office:value="67600000" calcext:value-type="float">
            <text:p>67600000</text:p>
          </table:table-cell>
          <table:table-cell table:formula="of:=VLOOKUP([.E89];[$Жанры.A:.B];2;0)" office:value-type="string" office:string-value="Криминал" calcext:value-type="string">
            <text:p>Криминал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Бегущий по лезвию </text:p>
          </table:table-cell>
          <table:table-cell office:value-type="float" office:value="9" calcext:value-type="float">
            <text:p>9</text:p>
          </table:table-cell>
          <table:table-cell office:value-type="float" office:value="1982" calcext:value-type="float">
            <text:p>198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7059" calcext:value-type="float">
            <text:p>7059</text:p>
          </table:table-cell>
          <table:table-cell table:style-name="ce3" office:value-type="float" office:value="28000000" calcext:value-type="float">
            <text:p>28000000</text:p>
          </table:table-cell>
          <table:table-cell table:style-name="ce3" office:value-type="float" office:value="27580000" calcext:value-type="float">
            <text:p>27580000</text:p>
          </table:table-cell>
          <table:table-cell table:formula="of:=VLOOKUP([.E90];[$Жанры.A:.B];2;0)" office:value-type="string" office:string-value="Фантастика" calcext:value-type="string">
            <text:p>Фантастик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Индиана Джонс и храм судьбы</text:p>
          </table:table-cell>
          <table:table-cell office:value-type="float" office:value="8" calcext:value-type="float">
            <text:p>8</text:p>
          </table:table-cell>
          <table:table-cell office:value-type="float" office:value="1984" calcext:value-type="float">
            <text:p>1984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7092" calcext:value-type="float">
            <text:p>7092</text:p>
          </table:table-cell>
          <table:table-cell table:style-name="ce3" office:value-type="float" office:value="28000000" calcext:value-type="float">
            <text:p>28000000</text:p>
          </table:table-cell>
          <table:table-cell table:style-name="ce3" office:value-type="float" office:value="179900000" calcext:value-type="float">
            <text:p>179900000</text:p>
          </table:table-cell>
          <table:table-cell table:formula="of:=VLOOKUP([.E91];[$Жанры.A:.B];2;0)" office:value-type="string" office:string-value="Приключения" calcext:value-type="string">
            <text:p>Приключения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Где бы ты ни был</text:p>
          </table:table-cell>
          <table:table-cell office:value-type="float" office:value="10" calcext:value-type="float">
            <text:p>10</text:p>
          </table:table-cell>
          <table:table-cell office:value-type="float" office:value="2011" calcext:value-type="float">
            <text:p>2011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7123" calcext:value-type="float">
            <text:p>7123</text:p>
          </table:table-cell>
          <table:table-cell table:style-name="ce3" office:value-type="float" office:value="25000000" calcext:value-type="float">
            <text:p>25000000</text:p>
          </table:table-cell>
          <table:table-cell table:style-name="ce3" office:value-type="float" office:value="143965" calcext:value-type="float">
            <text:p>143965</text:p>
          </table:table-cell>
          <table:table-cell table:formula="of:=VLOOKUP([.E92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Мышьяк и старые кружева</text:p>
          </table:table-cell>
          <table:table-cell office:value-type="float" office:value="17" calcext:value-type="float">
            <text:p>17</text:p>
          </table:table-cell>
          <table:table-cell office:value-type="float" office:value="1943" calcext:value-type="float">
            <text:p>1943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7123" calcext:value-type="float">
            <text:p>7123</text:p>
          </table:table-cell>
          <table:table-cell table:style-name="ce3" office:value-type="float" office:value="1120750" calcext:value-type="float">
            <text:p>1120750</text:p>
          </table:table-cell>
          <table:table-cell table:style-name="ce3" office:value-type="float" office:value="120000" calcext:value-type="float">
            <text:p>120000</text:p>
          </table:table-cell>
          <table:table-cell table:formula="of:=VLOOKUP([.E93];[$Жанры.A:.B];2;0)" office:value-type="string" office:string-value="Комедия" calcext:value-type="string">
            <text:p>Комедия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Бессонница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7130" calcext:value-type="float">
            <text:p>7130</text:p>
          </table:table-cell>
          <table:table-cell table:style-name="ce3" office:value-type="float" office:value="46000000" calcext:value-type="float">
            <text:p>46000000</text:p>
          </table:table-cell>
          <table:table-cell table:style-name="ce3" office:value-type="float" office:value="26600000" calcext:value-type="float">
            <text:p>26600000</text:p>
          </table:table-cell>
          <table:table-cell table:formula="of:=VLOOKUP([.E94];[$Жанры.A:.B];2;0)" office:value-type="string" office:string-value="Триллер" calcext:value-type="string">
            <text:p>Триллер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Птицы</text:p>
          </table:table-cell>
          <table:table-cell office:value-type="float" office:value="19" calcext:value-type="float">
            <text:p>19</text:p>
          </table:table-cell>
          <table:table-cell office:value-type="float" office:value="1963" calcext:value-type="float">
            <text:p>1963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7166" calcext:value-type="float">
            <text:p>7166</text:p>
          </table:table-cell>
          <table:table-cell table:style-name="ce3" office:value-type="float" office:value="2500000" calcext:value-type="float">
            <text:p>2500000</text:p>
          </table:table-cell>
          <table:table-cell table:style-name="ce3" office:value-type="float" office:value="11403623" calcext:value-type="float">
            <text:p>11403623</text:p>
          </table:table-cell>
          <table:table-cell table:formula="of:=VLOOKUP([.E95];[$Жанры.A:.B];2;0)" office:value-type="string" office:string-value="Ужас" calcext:value-type="string">
            <text:p>Ужас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91" calcext:value-type="float">
            <text:p>191</text:p>
          </table:table-cell>
          <table:table-cell office:value-type="string" calcext:value-type="string">
            <text:p>Учитель на замену</text:p>
          </table:table-cell>
          <table:table-cell office:value-type="float" office:value="22" calcext:value-type="float">
            <text:p>22</text:p>
          </table:table-cell>
          <table:table-cell office:value-type="float" office:value="2011" calcext:value-type="float">
            <text:p>2011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7166" calcext:value-type="float">
            <text:p>7166</text:p>
          </table:table-cell>
          <table:table-cell table:style-name="ce3" office:value-type="float" office:value="20000000" calcext:value-type="float">
            <text:p>20000000</text:p>
          </table:table-cell>
          <table:table-cell table:style-name="ce3" office:value-type="float" office:value="6719800" calcext:value-type="float">
            <text:p>6719800</text:p>
          </table:table-cell>
          <table:table-cell table:formula="of:=VLOOKUP([.E96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Война <text:s/></text:p>
          </table:table-cell>
          <table:table-cell office:value-type="float" office:value="20" calcext:value-type="float">
            <text:p>20</text:p>
          </table:table-cell>
          <table:table-cell office:value-type="float" office:value="2002" calcext:value-type="float">
            <text:p>200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7200" calcext:value-type="float">
            <text:p>7200</text:p>
          </table:table-cell>
          <table:table-cell table:style-name="ce3" office:value-type="float" office:value="2000000" calcext:value-type="float">
            <text:p>2000000</text:p>
          </table:table-cell>
          <table:table-cell office:value-type="float" office:value="780230" calcext:value-type="float">
            <text:p>780230</text:p>
          </table:table-cell>
          <table:table-cell table:formula="of:=VLOOKUP([.E97];[$Жанры.A:.B];2;0)" office:value-type="string" office:string-value="Триллер" calcext:value-type="string">
            <text:p>Триллер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Вторжение динозавра</text:p>
          </table:table-cell>
          <table:table-cell office:value-type="float" office:value="18" calcext:value-type="float">
            <text:p>18</text:p>
          </table:table-cell>
          <table:table-cell office:value-type="float" office:value="2006" calcext:value-type="float">
            <text:p>2006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7200" calcext:value-type="float">
            <text:p>7200</text:p>
          </table:table-cell>
          <table:table-cell table:style-name="ce3" office:value-type="float" office:value="11000000" calcext:value-type="float">
            <text:p>11000000</text:p>
          </table:table-cell>
          <table:table-cell table:style-name="ce3" office:value-type="float" office:value="2201093" calcext:value-type="float">
            <text:p>2201093</text:p>
          </table:table-cell>
          <table:table-cell table:formula="of:=VLOOKUP([.E98];[$Жанры.A:.B];2;0)" office:value-type="string" office:string-value="Фантастика" calcext:value-type="string">
            <text:p>Фантастик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Окча</text:p>
          </table:table-cell>
          <table:table-cell office:value-type="float" office:value="18" calcext:value-type="float">
            <text:p>18</text:p>
          </table:table-cell>
          <table:table-cell office:value-type="float" office:value="2017" calcext:value-type="float">
            <text:p>2017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7202" calcext:value-type="float">
            <text:p>7202</text:p>
          </table:table-cell>
          <table:table-cell table:style-name="ce3" office:value-type="float" office:value="50000000" calcext:value-type="float">
            <text:p>50000000</text:p>
          </table:table-cell>
          <table:table-cell table:style-name="ce3" office:value-type="float" office:value="2049360" calcext:value-type="float">
            <text:p>2049360</text:p>
          </table:table-cell>
          <table:table-cell table:formula="of:=VLOOKUP([.E99];[$Жанры.A:.B];2;0)" office:value-type="string" office:string-value="Фантастика" calcext:value-type="string">
            <text:p>Фантастик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Социальная сеть</text:p>
          </table:table-cell>
          <table:table-cell office:value-type="float" office:value="16" calcext:value-type="float">
            <text:p>16</text:p>
          </table:table-cell>
          <table:table-cell office:value-type="float" office:value="2010" calcext:value-type="float">
            <text:p>201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7212" calcext:value-type="float">
            <text:p>7212</text:p>
          </table:table-cell>
          <table:table-cell table:style-name="ce3" office:value-type="float" office:value="50000000" calcext:value-type="float">
            <text:p>50000000</text:p>
          </table:table-cell>
          <table:table-cell table:style-name="ce3" office:value-type="float" office:value="98650000" calcext:value-type="float">
            <text:p>98650000</text:p>
          </table:table-cell>
          <table:table-cell table:formula="of:=VLOOKUP([.E100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Абсолютная власть</text:p>
          </table:table-cell>
          <table:table-cell office:value-type="float" office:value="3" calcext:value-type="float">
            <text:p>3</text:p>
          </table:table-cell>
          <table:table-cell office:value-type="float" office:value="1996" calcext:value-type="float">
            <text:p>1996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7277" calcext:value-type="float">
            <text:p>7277</text:p>
          </table:table-cell>
          <table:table-cell table:style-name="ce3" office:value-type="float" office:value="50000000" calcext:value-type="float">
            <text:p>50000000</text:p>
          </table:table-cell>
          <table:table-cell table:style-name="ce3" office:value-type="float" office:value="50100000" calcext:value-type="float">
            <text:p>50100000</text:p>
          </table:table-cell>
          <table:table-cell table:formula="of:=VLOOKUP([.E101];[$Жанры.A:.B];2;0)" office:value-type="string" office:string-value="Боевик" calcext:value-type="string">
            <text:p>Боевик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02" calcext:value-type="float">
            <text:p>102</text:p>
          </table:table-cell>
          <table:table-cell office:value-type="string" calcext:value-type="string">
            <text:p>мама!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7278" calcext:value-type="float">
            <text:p>7278</text:p>
          </table:table-cell>
          <table:table-cell table:style-name="ce3" office:value-type="float" office:value="30000000" calcext:value-type="float">
            <text:p>30000000</text:p>
          </table:table-cell>
          <table:table-cell table:style-name="ce3" office:value-type="float" office:value="17800000" calcext:value-type="float">
            <text:p>17800000</text:p>
          </table:table-cell>
          <table:table-cell table:formula="of:=VLOOKUP([.E102];[$Жанры.A:.B];2;0)" office:value-type="string" office:string-value="Ужас" calcext:value-type="string">
            <text:p>Ужас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Убийца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7297" calcext:value-type="float">
            <text:p>7297</text:p>
          </table:table-cell>
          <table:table-cell table:style-name="ce3" office:value-type="float" office:value="30000000" calcext:value-type="float">
            <text:p>30000000</text:p>
          </table:table-cell>
          <table:table-cell table:style-name="ce3" office:value-type="float" office:value="46900000" calcext:value-type="float">
            <text:p>46900000</text:p>
          </table:table-cell>
          <table:table-cell table:formula="of:=VLOOKUP([.E103];[$Жанры.A:.B];2;0)" office:value-type="string" office:string-value="Триллер" calcext:value-type="string">
            <text:p>Триллер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Терминал</text:p>
          </table:table-cell>
          <table:table-cell office:value-type="float" office:value="8" calcext:value-type="float">
            <text:p>8</text:p>
          </table:table-cell>
          <table:table-cell office:value-type="float" office:value="2004" calcext:value-type="float">
            <text:p>2004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7448" calcext:value-type="float">
            <text:p>7448</text:p>
          </table:table-cell>
          <table:table-cell table:style-name="ce3" office:value-type="float" office:value="60000000" calcext:value-type="float">
            <text:p>60000000</text:p>
          </table:table-cell>
          <table:table-cell table:style-name="ce3" office:value-type="float" office:value="77900000" calcext:value-type="float">
            <text:p>77900000</text:p>
          </table:table-cell>
          <table:table-cell table:formula="of:=VLOOKUP([.E104];[$Жанры.A:.B];2;0)" office:value-type="string" office:string-value="Триллер" calcext:value-type="string">
            <text:p>Триллер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Молодость</text:p>
          </table:table-cell>
          <table:table-cell office:value-type="float" office:value="10" calcext:value-type="float">
            <text:p>10</text:p>
          </table:table-cell>
          <table:table-cell office:value-type="float" office:value="2015" calcext:value-type="float">
            <text:p>2015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7455" calcext:value-type="float">
            <text:p>7455</text:p>
          </table:table-cell>
          <table:table-cell table:style-name="ce3" office:value-type="float" office:value="12300000" calcext:value-type="float">
            <text:p>12300000</text:p>
          </table:table-cell>
          <table:table-cell table:style-name="ce3" office:value-type="float" office:value="2700000" calcext:value-type="float">
            <text:p>2700000</text:p>
          </table:table-cell>
          <table:table-cell table:formula="of:=VLOOKUP([.E105];[$Жанры.A:.B];2;0)" office:value-type="string" office:string-value="Мелодрама" calcext:value-type="string">
            <text:p>Мело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Челюсти</text:p>
          </table:table-cell>
          <table:table-cell office:value-type="float" office:value="8" calcext:value-type="float">
            <text:p>8</text:p>
          </table:table-cell>
          <table:table-cell office:value-type="float" office:value="1975" calcext:value-type="float">
            <text:p>1975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7455" calcext:value-type="float">
            <text:p>7455</text:p>
          </table:table-cell>
          <table:table-cell table:style-name="ce3" office:value-type="float" office:value="7000000" calcext:value-type="float">
            <text:p>7000000</text:p>
          </table:table-cell>
          <table:table-cell table:style-name="ce3" office:value-type="float" office:value="260000000" calcext:value-type="float">
            <text:p>260000000</text:p>
          </table:table-cell>
          <table:table-cell table:formula="of:=VLOOKUP([.E106];[$Жанры.A:.B];2;0)" office:value-type="string" office:string-value="Ужас" calcext:value-type="string">
            <text:p>Ужас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Ностальгия</text:p>
          </table:table-cell>
          <table:table-cell office:value-type="float" office:value="12" calcext:value-type="float">
            <text:p>12</text:p>
          </table:table-cell>
          <table:table-cell office:value-type="float" office:value="1983" calcext:value-type="float">
            <text:p>198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7516" calcext:value-type="float">
            <text:p>7516</text:p>
          </table:table-cell>
          <table:table-cell table:style-name="ce3" office:value-type="float" office:value="320000" calcext:value-type="float">
            <text:p>320000</text:p>
          </table:table-cell>
          <table:table-cell table:style-name="ce3" office:value-type="float" office:value="18846" calcext:value-type="float">
            <text:p>18846</text:p>
          </table:table-cell>
          <table:table-cell table:formula="of:=VLOOKUP([.E107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Солдат Джейн</text:p>
          </table:table-cell>
          <table:table-cell office:value-type="float" office:value="9" calcext:value-type="float">
            <text:p>9</text:p>
          </table:table-cell>
          <table:table-cell office:value-type="float" office:value="1997" calcext:value-type="float">
            <text:p>199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7516" calcext:value-type="float">
            <text:p>7516</text:p>
          </table:table-cell>
          <table:table-cell table:style-name="ce3" office:value-type="float" office:value="50000000" calcext:value-type="float">
            <text:p>50000000</text:p>
          </table:table-cell>
          <table:table-cell table:style-name="ce3" office:value-type="float" office:value="48100000" calcext:value-type="float">
            <text:p>48100000</text:p>
          </table:table-cell>
          <table:table-cell table:formula="of:=VLOOKUP([.E108];[$Жанры.A:.B];2;0)" office:value-type="string" office:string-value="Боевик" calcext:value-type="string">
            <text:p>Боевик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54" calcext:value-type="float">
            <text:p>154</text:p>
          </table:table-cell>
          <table:table-cell office:value-type="string" calcext:value-type="string">
            <text:p>Престиж</text:p>
          </table:table-cell>
          <table:table-cell office:value-type="float" office:value="15" calcext:value-type="float">
            <text:p>15</text:p>
          </table:table-cell>
          <table:table-cell office:value-type="float" office:value="2006" calcext:value-type="float">
            <text:p>2006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7523" calcext:value-type="float">
            <text:p>7523</text:p>
          </table:table-cell>
          <table:table-cell table:style-name="ce3" office:value-type="float" office:value="40000000" calcext:value-type="float">
            <text:p>40000000</text:p>
          </table:table-cell>
          <table:table-cell table:style-name="ce3" office:value-type="float" office:value="53089650" calcext:value-type="float">
            <text:p>53089650</text:p>
          </table:table-cell>
          <table:table-cell table:formula="of:=VLOOKUP([.E109];[$Жанры.A:.B];2;0)" office:value-type="string" office:string-value="Триллер" calcext:value-type="string">
            <text:p>Триллер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Хранитель времени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7567" calcext:value-type="float">
            <text:p>7567</text:p>
          </table:table-cell>
          <table:table-cell table:style-name="ce3" office:value-type="float" office:value="150000000" calcext:value-type="float">
            <text:p>150000000</text:p>
          </table:table-cell>
          <table:table-cell table:style-name="ce3" office:value-type="float" office:value="73900000" calcext:value-type="float">
            <text:p>73900000</text:p>
          </table:table-cell>
          <table:table-cell table:formula="of:=VLOOKUP([.E110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69" calcext:value-type="float">
            <text:p>169</text:p>
          </table:table-cell>
          <table:table-cell office:value-type="string" calcext:value-type="string">
            <text:p>Сквозь снег</text:p>
          </table:table-cell>
          <table:table-cell office:value-type="float" office:value="18" calcext:value-type="float">
            <text:p>18</text:p>
          </table:table-cell>
          <table:table-cell office:value-type="float" office:value="2013" calcext:value-type="float">
            <text:p>2013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7612" calcext:value-type="float">
            <text:p>7612</text:p>
          </table:table-cell>
          <table:table-cell table:style-name="ce3" office:value-type="float" office:value="39200000" calcext:value-type="float">
            <text:p>39200000</text:p>
          </table:table-cell>
          <table:table-cell table:style-name="ce3" office:value-type="float" office:value="4563000" calcext:value-type="float">
            <text:p>4563000</text:p>
          </table:table-cell>
          <table:table-cell table:formula="of:=VLOOKUP([.E111];[$Жанры.A:.B];2;0)" office:value-type="string" office:string-value="Боевик" calcext:value-type="string">
            <text:p>Боевик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Брат 2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7635" calcext:value-type="float">
            <text:p>7635</text:p>
          </table:table-cell>
          <table:table-cell table:style-name="ce3" office:value-type="float" office:value="1500000" calcext:value-type="float">
            <text:p>1500000</text:p>
          </table:table-cell>
          <table:table-cell table:style-name="ce3" office:value-type="float" office:value="1080000" calcext:value-type="float">
            <text:p>1080000</text:p>
          </table:table-cell>
          <table:table-cell table:formula="of:=VLOOKUP([.E112];[$Жанры.A:.B];2;0)" office:value-type="string" office:string-value="Криминал" calcext:value-type="string">
            <text:p>Криминал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Нелюбовь</text:p>
          </table:table-cell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7635" calcext:value-type="float">
            <text:p>7635</text:p>
          </table:table-cell>
          <table:table-cell table:style-name="ce3" office:value-type="float" office:value="7500000" calcext:value-type="float">
            <text:p>7500000</text:p>
          </table:table-cell>
          <table:table-cell table:style-name="ce3" office:value-type="float" office:value="566890" calcext:value-type="float">
            <text:p>566890</text:p>
          </table:table-cell>
          <table:table-cell table:formula="of:=VLOOKUP([.E113];[$Жанры.A:.B];2;0)" office:value-type="string" office:string-value="Триллер" calcext:value-type="string">
            <text:p>Триллер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Индиана Джонс и последний крестовый поход</text:p>
          </table:table-cell>
          <table:table-cell office:value-type="float" office:value="8" calcext:value-type="float">
            <text:p>8</text:p>
          </table:table-cell>
          <table:table-cell office:value-type="float" office:value="1989" calcext:value-type="float">
            <text:p>1989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7636" calcext:value-type="float">
            <text:p>7636</text:p>
          </table:table-cell>
          <table:table-cell table:style-name="ce3" office:value-type="float" office:value="48000000" calcext:value-type="float">
            <text:p>48000000</text:p>
          </table:table-cell>
          <table:table-cell table:style-name="ce3" office:value-type="float" office:value="197200000" calcext:value-type="float">
            <text:p>197200000</text:p>
          </table:table-cell>
          <table:table-cell table:formula="of:=VLOOKUP([.E114];[$Жанры.A:.B];2;0)" office:value-type="string" office:string-value="Приключения" calcext:value-type="string">
            <text:p>Приключения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Семь</text:p>
          </table:table-cell>
          <table:table-cell office:value-type="float" office:value="16" calcext:value-type="float">
            <text:p>16</text:p>
          </table:table-cell>
          <table:table-cell office:value-type="float" office:value="1995" calcext:value-type="float">
            <text:p>1995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7661" calcext:value-type="float">
            <text:p>7661</text:p>
          </table:table-cell>
          <table:table-cell table:style-name="ce3" office:value-type="float" office:value="33000000" calcext:value-type="float">
            <text:p>33000000</text:p>
          </table:table-cell>
          <table:table-cell table:style-name="ce3" office:value-type="float" office:value="100125630" calcext:value-type="float">
            <text:p>100125630</text:p>
          </table:table-cell>
          <table:table-cell table:formula="of:=VLOOKUP([.E115];[$Жанры.A:.B];2;0)" office:value-type="string" office:string-value="Детектив" calcext:value-type="string">
            <text:p>Детектив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40" calcext:value-type="float">
            <text:p>140</text:p>
          </table:table-cell>
          <table:table-cell office:value-type="string" calcext:value-type="string">
            <text:p>Парк Юрского периода</text:p>
          </table:table-cell>
          <table:table-cell office:value-type="float" office:value="8" calcext:value-type="float">
            <text:p>8</text:p>
          </table:table-cell>
          <table:table-cell office:value-type="float" office:value="1993" calcext:value-type="float">
            <text:p>1993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7679" calcext:value-type="float">
            <text:p>7679</text:p>
          </table:table-cell>
          <table:table-cell table:style-name="ce3" office:value-type="float" office:value="63000000" calcext:value-type="float">
            <text:p>63000000</text:p>
          </table:table-cell>
          <table:table-cell table:style-name="ce3" office:value-type="float" office:value="357100000" calcext:value-type="float">
            <text:p>357100000</text:p>
          </table:table-cell>
          <table:table-cell table:formula="of:=VLOOKUP([.E116];[$Жанры.A:.B];2;0)" office:value-type="string" office:string-value="Фантастика" calcext:value-type="string">
            <text:p>Фантастик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Головокружение</text:p>
          </table:table-cell>
          <table:table-cell office:value-type="float" office:value="19" calcext:value-type="float">
            <text:p>19</text:p>
          </table:table-cell>
          <table:table-cell office:value-type="float" office:value="1958" calcext:value-type="float">
            <text:p>1958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7697" calcext:value-type="float">
            <text:p>7697</text:p>
          </table:table-cell>
          <table:table-cell table:style-name="ce3" office:value-type="float" office:value="2479000" calcext:value-type="float">
            <text:p>2479000</text:p>
          </table:table-cell>
          <table:table-cell table:style-name="ce3" office:value-type="float" office:value="7311033" calcext:value-type="float">
            <text:p>7311033</text:p>
          </table:table-cell>
          <table:table-cell table:formula="of:=VLOOKUP([.E117];[$Жанры.A:.B];2;0)" office:value-type="string" office:string-value="Детектив" calcext:value-type="string">
            <text:p>Детектив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08" calcext:value-type="float">
            <text:p>108</text:p>
          </table:table-cell>
          <table:table-cell office:value-type="string" calcext:value-type="string">
            <text:p>Мистер Смит едет в Вашингтон</text:p>
          </table:table-cell>
          <table:table-cell office:value-type="float" office:value="17" calcext:value-type="float">
            <text:p>17</text:p>
          </table:table-cell>
          <table:table-cell office:value-type="float" office:value="1939" calcext:value-type="float">
            <text:p>1939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7755" calcext:value-type="float">
            <text:p>7755</text:p>
          </table:table-cell>
          <table:table-cell table:style-name="ce3" office:value-type="float" office:value="1900000" calcext:value-type="float">
            <text:p>1900000</text:p>
          </table:table-cell>
          <table:table-cell table:style-name="ce3" office:value-type="float" office:value="144738" calcext:value-type="float">
            <text:p>144738</text:p>
          </table:table-cell>
          <table:table-cell table:formula="of:=VLOOKUP([.E118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Мать</text:p>
          </table:table-cell>
          <table:table-cell office:value-type="float" office:value="18" calcext:value-type="float">
            <text:p>18</text:p>
          </table:table-cell>
          <table:table-cell office:value-type="float" office:value="2009" calcext:value-type="float">
            <text:p>2009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7762" calcext:value-type="float">
            <text:p>7762</text:p>
          </table:table-cell>
          <table:table-cell table:style-name="ce3" office:value-type="float" office:value="5000000" calcext:value-type="float">
            <text:p>5000000</text:p>
          </table:table-cell>
          <table:table-cell table:style-name="ce3" office:value-type="float" office:value="551569" calcext:value-type="float">
            <text:p>551569</text:p>
          </table:table-cell>
          <table:table-cell table:formula="of:=VLOOKUP([.E119];[$Жанры.A:.B];2;0)" office:value-type="string" office:string-value="Триллер" calcext:value-type="string">
            <text:p>Триллер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Игра</text:p>
          </table:table-cell>
          <table:table-cell office:value-type="float" office:value="16" calcext:value-type="float">
            <text:p>16</text:p>
          </table:table-cell>
          <table:table-cell office:value-type="float" office:value="1997" calcext:value-type="float">
            <text:p>1997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7765" calcext:value-type="float">
            <text:p>7765</text:p>
          </table:table-cell>
          <table:table-cell table:style-name="ce3" office:value-type="float" office:value="50000000" calcext:value-type="float">
            <text:p>50000000</text:p>
          </table:table-cell>
          <table:table-cell table:style-name="ce3" office:value-type="float" office:value="48323600" calcext:value-type="float">
            <text:p>48323600</text:p>
          </table:table-cell>
          <table:table-cell table:formula="of:=VLOOKUP([.E120];[$Жанры.A:.B];2;0)" office:value-type="string" office:string-value="Детектив" calcext:value-type="string">
            <text:p>Детектив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Бешеный бык</text:p>
          </table:table-cell>
          <table:table-cell office:value-type="float" office:value="1" calcext:value-type="float">
            <text:p>1</text:p>
          </table:table-cell>
          <table:table-cell office:value-type="float" office:value="1980" calcext:value-type="float">
            <text:p>198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7774" calcext:value-type="float">
            <text:p>7774</text:p>
          </table:table-cell>
          <table:table-cell table:style-name="ce3" office:value-type="float" office:value="18000000" calcext:value-type="float">
            <text:p>18000000</text:p>
          </table:table-cell>
          <table:table-cell table:style-name="ce3" office:value-type="float" office:value="23400000" calcext:value-type="float">
            <text:p>23400000</text:p>
          </table:table-cell>
          <table:table-cell table:formula="of:=VLOOKUP([.E121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60" calcext:value-type="float">
            <text:p>160</text:p>
          </table:table-cell>
          <table:table-cell office:value-type="string" calcext:value-type="string">
            <text:p>Ребекка</text:p>
          </table:table-cell>
          <table:table-cell office:value-type="float" office:value="19" calcext:value-type="float">
            <text:p>19</text:p>
          </table:table-cell>
          <table:table-cell office:value-type="float" office:value="1940" calcext:value-type="float">
            <text:p>194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7800" calcext:value-type="float">
            <text:p>7800</text:p>
          </table:table-cell>
          <table:table-cell table:style-name="ce3" office:value-type="float" office:value="1288000" calcext:value-type="float">
            <text:p>1288000</text:p>
          </table:table-cell>
          <table:table-cell table:style-name="ce3" office:value-type="float" office:value="6000000" calcext:value-type="float">
            <text:p>6000000</text:p>
          </table:table-cell>
          <table:table-cell table:formula="of:=VLOOKUP([.E122];[$Жанры.A:.B];2;0)" office:value-type="string" office:string-value="Мелодрама" calcext:value-type="string">
            <text:p>Мело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207" calcext:value-type="float">
            <text:p>207</text:p>
          </table:table-cell>
          <table:table-cell office:value-type="string" calcext:value-type="string">
            <text:p>Эта замечательная жизнь</text:p>
          </table:table-cell>
          <table:table-cell office:value-type="float" office:value="17" calcext:value-type="float">
            <text:p>17</text:p>
          </table:table-cell>
          <table:table-cell office:value-type="float" office:value="1947" calcext:value-type="float">
            <text:p>1947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7800" calcext:value-type="float">
            <text:p>7800</text:p>
          </table:table-cell>
          <table:table-cell table:style-name="ce3" office:value-type="float" office:value="3180000" calcext:value-type="float">
            <text:p>3180000</text:p>
          </table:table-cell>
          <table:table-cell table:style-name="ce3" office:value-type="float" office:value="10000000" calcext:value-type="float">
            <text:p>10000000</text:p>
          </table:table-cell>
          <table:table-cell table:formula="of:=VLOOKUP([.E123];[$Жанры.A:.B];2;0)" office:value-type="string" office:string-value="Мелодрама" calcext:value-type="string">
            <text:p>Мело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Меланхолия</text:p>
          </table:table-cell>
          <table:table-cell office:value-type="float" office:value="7" calcext:value-type="float">
            <text:p>7</text:p>
          </table:table-cell>
          <table:table-cell office:value-type="float" office:value="2011" calcext:value-type="float">
            <text:p>2011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7811" calcext:value-type="float">
            <text:p>7811</text:p>
          </table:table-cell>
          <table:table-cell table:style-name="ce3" office:value-type="float" office:value="7400000" calcext:value-type="float">
            <text:p>7400000</text:p>
          </table:table-cell>
          <table:table-cell table:style-name="ce3" office:value-type="float" office:value="3000000" calcext:value-type="float">
            <text:p>3000000</text:p>
          </table:table-cell>
          <table:table-cell table:formula="of:=VLOOKUP([.E124];[$Жанры.A:.B];2;0)" office:value-type="string" office:string-value="Мелодрама" calcext:value-type="string">
            <text:p>Мело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Ганнибал</text:p>
          </table:table-cell>
          <table:table-cell office:value-type="float" office:value="9" calcext:value-type="float">
            <text:p>9</text:p>
          </table:table-cell>
          <table:table-cell office:value-type="float" office:value="2001" calcext:value-type="float">
            <text:p>2001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7869" calcext:value-type="float">
            <text:p>7869</text:p>
          </table:table-cell>
          <table:table-cell table:style-name="ce3" office:value-type="float" office:value="87000000" calcext:value-type="float">
            <text:p>87000000</text:p>
          </table:table-cell>
          <table:table-cell table:style-name="ce3" office:value-type="float" office:value="165092000" calcext:value-type="float">
            <text:p>165092000</text:p>
          </table:table-cell>
          <table:table-cell table:formula="of:=VLOOKUP([.E125];[$Жанры.A:.B];2;0)" office:value-type="string" office:string-value="Ужас" calcext:value-type="string">
            <text:p>Ужас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Дело Ричарда Джуэлла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7872" calcext:value-type="float">
            <text:p>7872</text:p>
          </table:table-cell>
          <table:table-cell table:style-name="ce3" office:value-type="float" office:value="45000000" calcext:value-type="float">
            <text:p>45000000</text:p>
          </table:table-cell>
          <table:table-cell table:style-name="ce3" office:value-type="float" office:value="22300000" calcext:value-type="float">
            <text:p>22300000</text:p>
          </table:table-cell>
          <table:table-cell table:formula="of:=VLOOKUP([.E126];[$Жанры.A:.B];2;0)" office:value-type="string" office:string-value="Триллер" calcext:value-type="string">
            <text:p>Триллер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Воспоминания об убийстве</text:p>
          </table:table-cell>
          <table:table-cell office:value-type="float" office:value="18" calcext:value-type="float">
            <text:p>18</text:p>
          </table:table-cell>
          <table:table-cell office:value-type="float" office:value="2003" calcext:value-type="float">
            <text:p>2003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7875" calcext:value-type="float">
            <text:p>7875</text:p>
          </table:table-cell>
          <table:table-cell table:style-name="ce3" office:value-type="float" office:value="2800000" calcext:value-type="float">
            <text:p>2800000</text:p>
          </table:table-cell>
          <table:table-cell table:style-name="ce3" office:value-type="float" office:value="15357" calcext:value-type="float">
            <text:p>15357</text:p>
          </table:table-cell>
          <table:table-cell table:formula="of:=VLOOKUP([.E127];[$Жанры.A:.B];2;0)" office:value-type="string" office:string-value="Триллер" calcext:value-type="string">
            <text:p>Триллер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Паразиты</text:p>
          </table:table-cell>
          <table:table-cell office:value-type="float" office:value="18" calcext:value-type="float">
            <text:p>18</text:p>
          </table:table-cell>
          <table:table-cell office:value-type="float" office:value="2019" calcext:value-type="float">
            <text:p>2019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7875" calcext:value-type="float">
            <text:p>7875</text:p>
          </table:table-cell>
          <table:table-cell table:style-name="ce3" office:value-type="float" office:value="11800000" calcext:value-type="float">
            <text:p>11800000</text:p>
          </table:table-cell>
          <table:table-cell table:style-name="ce3" office:value-type="float" office:value="53369900" calcext:value-type="float">
            <text:p>53369900</text:p>
          </table:table-cell>
          <table:table-cell table:formula="of:=VLOOKUP([.E128];[$Жанры.A:.B];2;0)" office:value-type="string" office:string-value="Триллер" calcext:value-type="string">
            <text:p>Триллер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Пожары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7876" calcext:value-type="float">
            <text:p>7876</text:p>
          </table:table-cell>
          <table:table-cell table:style-name="ce3" office:value-type="float" office:value="6800000" calcext:value-type="float">
            <text:p>6800000</text:p>
          </table:table-cell>
          <table:table-cell table:style-name="ce3" office:value-type="float" office:value="2100000" calcext:value-type="float">
            <text:p>2100000</text:p>
          </table:table-cell>
          <table:table-cell table:formula="of:=VLOOKUP([.E129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24" calcext:value-type="float">
            <text:p>124</text:p>
          </table:table-cell>
          <table:table-cell office:value-type="string" calcext:value-type="string">
            <text:p>Непрощённый</text:p>
          </table:table-cell>
          <table:table-cell office:value-type="float" office:value="3" calcext:value-type="float">
            <text:p>3</text:p>
          </table:table-cell>
          <table:table-cell office:value-type="float" office:value="1992" calcext:value-type="float">
            <text:p>1992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7918" calcext:value-type="float">
            <text:p>7918</text:p>
          </table:table-cell>
          <table:table-cell table:style-name="ce3" office:value-type="float" office:value="14400000" calcext:value-type="float">
            <text:p>14400000</text:p>
          </table:table-cell>
          <table:table-cell table:style-name="ce3" office:value-type="float" office:value="101200000" calcext:value-type="float">
            <text:p>101200000</text:p>
          </table:table-cell>
          <table:table-cell table:formula="of:=VLOOKUP([.E130];[$Жанры.A:.B];2;0)" office:value-type="string" office:string-value="Вестерн" calcext:value-type="string">
            <text:p>Вестерн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Снайпер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7956" calcext:value-type="float">
            <text:p>7956</text:p>
          </table:table-cell>
          <table:table-cell table:style-name="ce3" office:value-type="float" office:value="58800000" calcext:value-type="float">
            <text:p>58800000</text:p>
          </table:table-cell>
          <table:table-cell table:style-name="ce3" office:value-type="float" office:value="350100000" calcext:value-type="float">
            <text:p>350100000</text:p>
          </table:table-cell>
          <table:table-cell table:formula="of:=VLOOKUP([.E131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Малышка на миллион</text:p>
          </table:table-cell>
          <table:table-cell office:value-type="float" office:value="3" calcext:value-type="float">
            <text:p>3</text:p>
          </table:table-cell>
          <table:table-cell office:value-type="float" office:value="2004" calcext:value-type="float">
            <text:p>2004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7957" calcext:value-type="float">
            <text:p>7957</text:p>
          </table:table-cell>
          <table:table-cell table:style-name="ce3" office:value-type="float" office:value="30000000" calcext:value-type="float">
            <text:p>30000000</text:p>
          </table:table-cell>
          <table:table-cell table:style-name="ce3" office:value-type="float" office:value="100500000" calcext:value-type="float">
            <text:p>100500000</text:p>
          </table:table-cell>
          <table:table-cell table:formula="of:=VLOOKUP([.E132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22" calcext:value-type="float">
            <text:p>122</text:p>
          </table:table-cell>
          <table:table-cell office:value-type="string" calcext:value-type="string">
            <text:p>Непокорённый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8079" calcext:value-type="float">
            <text:p>8079</text:p>
          </table:table-cell>
          <table:table-cell table:style-name="ce3" office:value-type="float" office:value="60000000" calcext:value-type="float">
            <text:p>60000000</text:p>
          </table:table-cell>
          <table:table-cell table:style-name="ce3" office:value-type="float" office:value="37500000" calcext:value-type="float">
            <text:p>37500000</text:p>
          </table:table-cell>
          <table:table-cell table:formula="of:=VLOOKUP([.E133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Знакомьтесь, Джон Доу</text:p>
          </table:table-cell>
          <table:table-cell office:value-type="float" office:value="17" calcext:value-type="float">
            <text:p>17</text:p>
          </table:table-cell>
          <table:table-cell office:value-type="float" office:value="1941" calcext:value-type="float">
            <text:p>1941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8100" calcext:value-type="float">
            <text:p>8100</text:p>
          </table:table-cell>
          <table:table-cell table:style-name="ce3" office:value-type="float" office:value="630000" calcext:value-type="float">
            <text:p>630000</text:p>
          </table:table-cell>
          <table:table-cell table:style-name="ce3" office:value-type="float" office:value="212000" calcext:value-type="float">
            <text:p>212000</text:p>
          </table:table-cell>
          <table:table-cell table:formula="of:=VLOOKUP([.E134];[$Жанры.A:.B];2;0)" office:value-type="string" office:string-value="Мелодрама" calcext:value-type="string">
            <text:p>Мелодрама</text:p>
          </table:table-cell>
          <table:table-cell/>
          <table:table-cell table:style-name="Default" table:number-columns-repeated="16374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Пригоршня чудес</text:p>
          </table:table-cell>
          <table:table-cell office:value-type="float" office:value="17" calcext:value-type="float">
            <text:p>17</text:p>
          </table:table-cell>
          <table:table-cell office:value-type="float" office:value="1961" calcext:value-type="float">
            <text:p>196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8193" calcext:value-type="float">
            <text:p>8193</text:p>
          </table:table-cell>
          <table:table-cell table:style-name="ce3" office:value-type="float" office:value="2900000" calcext:value-type="float">
            <text:p>2900000</text:p>
          </table:table-cell>
          <table:table-cell table:style-name="ce3" office:value-type="float" office:value="260000" calcext:value-type="float">
            <text:p>260000</text:p>
          </table:table-cell>
          <table:table-cell table:formula="of:=VLOOKUP([.E135];[$Жанры.A:.B];2;0)" office:value-type="string" office:string-value="Комедия" calcext:value-type="string">
            <text:p>Комедия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На север через северо-запад</text:p>
          </table:table-cell>
          <table:table-cell office:value-type="float" office:value="19" calcext:value-type="float">
            <text:p>19</text:p>
          </table:table-cell>
          <table:table-cell office:value-type="float" office:value="1959" calcext:value-type="float">
            <text:p>1959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212" calcext:value-type="float">
            <text:p>8212</text:p>
          </table:table-cell>
          <table:table-cell table:style-name="ce3" office:value-type="float" office:value="6000000" calcext:value-type="float">
            <text:p>6000000</text:p>
          </table:table-cell>
          <table:table-cell table:style-name="ce3" office:value-type="float" office:value="13275800" calcext:value-type="float">
            <text:p>13275800</text:p>
          </table:table-cell>
          <table:table-cell table:formula="of:=VLOOKUP([.E136];[$Жанры.A:.B];2;0)" office:value-type="string" office:string-value="Детектив" calcext:value-type="string">
            <text:p>Детектив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Заводной апельсин</text:p>
          </table:table-cell>
          <table:table-cell office:value-type="float" office:value="14" calcext:value-type="float">
            <text:p>14</text:p>
          </table:table-cell>
          <table:table-cell office:value-type="float" office:value="1971" calcext:value-type="float">
            <text:p>197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8258" calcext:value-type="float">
            <text:p>8258</text:p>
          </table:table-cell>
          <table:table-cell table:style-name="ce3" office:value-type="float" office:value="2200000" calcext:value-type="float">
            <text:p>2200000</text:p>
          </table:table-cell>
          <table:table-cell table:style-name="ce3" office:value-type="float" office:value="26589324" calcext:value-type="float">
            <text:p>26589324</text:p>
          </table:table-cell>
          <table:table-cell table:formula="of:=VLOOKUP([.E137];[$Жанры.A:.B];2;0)" office:value-type="string" office:string-value="Триллер" calcext:value-type="string">
            <text:p>Триллер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Дж. Эдгар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8268" calcext:value-type="float">
            <text:p>8268</text:p>
          </table:table-cell>
          <table:table-cell table:style-name="ce3" office:value-type="float" office:value="35000000" calcext:value-type="float">
            <text:p>35000000</text:p>
          </table:table-cell>
          <table:table-cell table:style-name="ce3" office:value-type="float" office:value="37300000" calcext:value-type="float">
            <text:p>37300000</text:p>
          </table:table-cell>
          <table:table-cell table:formula="of:=VLOOKUP([.E138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90" calcext:value-type="float">
            <text:p>190</text:p>
          </table:table-cell>
          <table:table-cell office:value-type="string" calcext:value-type="string">
            <text:p>Убить Билла 2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8268" calcext:value-type="float">
            <text:p>8268</text:p>
          </table:table-cell>
          <table:table-cell table:style-name="ce3" office:value-type="float" office:value="30000000" calcext:value-type="float">
            <text:p>30000000</text:p>
          </table:table-cell>
          <table:table-cell table:style-name="ce3" office:value-type="float" office:value="66200000" calcext:value-type="float">
            <text:p>66200000</text:p>
          </table:table-cell>
          <table:table-cell table:formula="of:=VLOOKUP([.E139];[$Жанры.A:.B];2;0)" office:value-type="string" office:string-value="Боевик" calcext:value-type="string">
            <text:p>Боевик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Остров проклятых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8285" calcext:value-type="float">
            <text:p>8285</text:p>
          </table:table-cell>
          <table:table-cell table:style-name="ce3" office:value-type="float" office:value="80000000" calcext:value-type="float">
            <text:p>80000000</text:p>
          </table:table-cell>
          <table:table-cell table:style-name="ce3" office:value-type="float" office:value="128000000" calcext:value-type="float">
            <text:p>128000000</text:p>
          </table:table-cell>
          <table:table-cell table:formula="of:=VLOOKUP([.E140];[$Жанры.A:.B];2;0)" office:value-type="string" office:string-value="Триллер" calcext:value-type="string">
            <text:p>Триллер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Ной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8300" calcext:value-type="float">
            <text:p>8300</text:p>
          </table:table-cell>
          <table:table-cell table:style-name="ce3" office:value-type="float" office:value="125000000" calcext:value-type="float">
            <text:p>125000000</text:p>
          </table:table-cell>
          <table:table-cell table:style-name="ce3" office:value-type="float" office:value="101200000" calcext:value-type="float">
            <text:p>101200000</text:p>
          </table:table-cell>
          <table:table-cell table:formula="of:=VLOOKUP([.E141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Таинственная река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8336" calcext:value-type="float">
            <text:p>8336</text:p>
          </table:table-cell>
          <table:table-cell table:style-name="ce3" office:value-type="float" office:value="25000000" calcext:value-type="float">
            <text:p>25000000</text:p>
          </table:table-cell>
          <table:table-cell table:style-name="ce3" office:value-type="float" office:value="90100000" calcext:value-type="float">
            <text:p>90100000</text:p>
          </table:table-cell>
          <table:table-cell table:formula="of:=VLOOKUP([.E142];[$Жанры.A:.B];2;0)" office:value-type="string" office:string-value="Триллер" calcext:value-type="string">
            <text:p>Триллер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Бойцовский клуб</text:p>
          </table:table-cell>
          <table:table-cell office:value-type="float" office:value="16" calcext:value-type="float">
            <text:p>16</text:p>
          </table:table-cell>
          <table:table-cell office:value-type="float" office:value="1999" calcext:value-type="float">
            <text:p>1999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8365" calcext:value-type="float">
            <text:p>8365</text:p>
          </table:table-cell>
          <table:table-cell table:style-name="ce3" office:value-type="float" office:value="63000000" calcext:value-type="float">
            <text:p>63000000</text:p>
          </table:table-cell>
          <table:table-cell table:style-name="ce3" office:value-type="float" office:value="37030260" calcext:value-type="float">
            <text:p>37030260</text:p>
          </table:table-cell>
          <table:table-cell table:formula="of:=VLOOKUP([.E143];[$Жанры.A:.B];2;0)" office:value-type="string" office:string-value="Триллер" calcext:value-type="string">
            <text:p>Триллер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Мандерлей</text:p>
          </table:table-cell>
          <table:table-cell office:value-type="float" office:value="7" calcext:value-type="float">
            <text:p>7</text:p>
          </table:table-cell>
          <table:table-cell office:value-type="float" office:value="2005" calcext:value-type="float">
            <text:p>2005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8397" calcext:value-type="float">
            <text:p>8397</text:p>
          </table:table-cell>
          <table:table-cell table:style-name="ce3" office:value-type="float" office:value="14200000" calcext:value-type="float">
            <text:p>14200000</text:p>
          </table:table-cell>
          <table:table-cell table:style-name="ce3" office:value-type="float" office:value="78400" calcext:value-type="float">
            <text:p>78400</text:p>
          </table:table-cell>
          <table:table-cell table:formula="of:=VLOOKUP([.E144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Первому игроку приготовиться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401" calcext:value-type="float">
            <text:p>8401</text:p>
          </table:table-cell>
          <table:table-cell table:style-name="ce3" office:value-type="float" office:value="175000000" calcext:value-type="float">
            <text:p>175000000</text:p>
          </table:table-cell>
          <table:table-cell table:style-name="ce3" office:value-type="float" office:value="137700000" calcext:value-type="float">
            <text:p>137700000</text:p>
          </table:table-cell>
          <table:table-cell table:formula="of:=VLOOKUP([.E145];[$Жанры.A:.B];2;0)" office:value-type="string" office:string-value="Фантастика" calcext:value-type="string">
            <text:p>Фантастик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Танцующая в темноте</text:p>
          </table:table-cell>
          <table:table-cell office:value-type="float" office:value="7" calcext:value-type="float">
            <text:p>7</text:p>
          </table:table-cell>
          <table:table-cell office:value-type="float" office:value="2000" calcext:value-type="float">
            <text:p>200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8415" calcext:value-type="float">
            <text:p>8415</text:p>
          </table:table-cell>
          <table:table-cell table:style-name="ce3" office:value-type="float" office:value="12800000" calcext:value-type="float">
            <text:p>12800000</text:p>
          </table:table-cell>
          <table:table-cell table:style-name="ce3" office:value-type="float" office:value="4200000" calcext:value-type="float">
            <text:p>4200000</text:p>
          </table:table-cell>
          <table:table-cell table:formula="of:=VLOOKUP([.E146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Бэтмен:Начало</text:p>
          </table:table-cell>
          <table:table-cell office:value-type="float" office:value="15" calcext:value-type="float">
            <text:p>15</text:p>
          </table:table-cell>
          <table:table-cell office:value-type="float" office:value="2005" calcext:value-type="float">
            <text:p>2005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8420" calcext:value-type="float">
            <text:p>8420</text:p>
          </table:table-cell>
          <table:table-cell table:style-name="ce3" office:value-type="float" office:value="150000000" calcext:value-type="float">
            <text:p>150000000</text:p>
          </table:table-cell>
          <table:table-cell table:style-name="ce3" office:value-type="float" office:value="205343700" calcext:value-type="float">
            <text:p>205343700</text:p>
          </table:table-cell>
          <table:table-cell table:formula="of:=VLOOKUP([.E147];[$Жанры.A:.B];2;0)" office:value-type="string" office:string-value="Боевик" calcext:value-type="string">
            <text:p>Боевик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70" calcext:value-type="float">
            <text:p>170</text:p>
          </table:table-cell>
          <table:table-cell office:value-type="string" calcext:value-type="string">
            <text:p>Славные парни</text:p>
          </table:table-cell>
          <table:table-cell office:value-type="float" office:value="1" calcext:value-type="float">
            <text:p>1</text:p>
          </table:table-cell>
          <table:table-cell office:value-type="float" office:value="1990" calcext:value-type="float">
            <text:p>199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8434" calcext:value-type="float">
            <text:p>8434</text:p>
          </table:table-cell>
          <table:table-cell table:style-name="ce3" office:value-type="float" office:value="25000000" calcext:value-type="float">
            <text:p>25000000</text:p>
          </table:table-cell>
          <table:table-cell table:style-name="ce3" office:value-type="float" office:value="46800000" calcext:value-type="float">
            <text:p>46800000</text:p>
          </table:table-cell>
          <table:table-cell table:formula="of:=VLOOKUP([.E148];[$Жанры.A:.B];2;0)" office:value-type="string" office:string-value="Криминал" calcext:value-type="string">
            <text:p>Криминал</text:p>
          </table:table-cell>
          <table:table-cell/>
          <table:table-cell table:style-name="Default" table:number-columns-repeated="16374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Поймай меня, если сможешь</text:p>
          </table:table-cell>
          <table:table-cell office:value-type="float" office:value="8" calcext:value-type="float">
            <text:p>8</text:p>
          </table:table-cell>
          <table:table-cell office:value-type="float" office:value="2002" calcext:value-type="float">
            <text:p>2002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8462" calcext:value-type="float">
            <text:p>8462</text:p>
          </table:table-cell>
          <table:table-cell table:style-name="ce3" office:value-type="float" office:value="52000000" calcext:value-type="float">
            <text:p>52000000</text:p>
          </table:table-cell>
          <table:table-cell table:style-name="ce3" office:value-type="float" office:value="164600000" calcext:value-type="float">
            <text:p>164600000</text:p>
          </table:table-cell>
          <table:table-cell table:formula="of:=VLOOKUP([.E149];[$Жанры.A:.B];2;0)" office:value-type="string" office:string-value="Комедия" calcext:value-type="string">
            <text:p>Комедия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Великая красота</text:p>
          </table:table-cell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8474" calcext:value-type="float">
            <text:p>8474</text:p>
          </table:table-cell>
          <table:table-cell table:style-name="ce3" office:value-type="float" office:value="9200000" calcext:value-type="float">
            <text:p>9200000</text:p>
          </table:table-cell>
          <table:table-cell table:style-name="ce3" office:value-type="float" office:value="2850900" calcext:value-type="float">
            <text:p>2850900</text:p>
          </table:table-cell>
          <table:table-cell table:formula="of:=VLOOKUP([.E150];[$Жанры.A:.B];2;0)" office:value-type="string" office:string-value="Мелодрама" calcext:value-type="string">
            <text:p>Мело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Подмена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8489" calcext:value-type="float">
            <text:p>8489</text:p>
          </table:table-cell>
          <table:table-cell table:style-name="ce3" office:value-type="float" office:value="55000000" calcext:value-type="float">
            <text:p>55000000</text:p>
          </table:table-cell>
          <table:table-cell table:style-name="ce3" office:value-type="float" office:value="35700000" calcext:value-type="float">
            <text:p>35700000</text:p>
          </table:table-cell>
          <table:table-cell table:formula="of:=VLOOKUP([.E151];[$Жанры.A:.B];2;0)" office:value-type="string" office:string-value="Триллер" calcext:value-type="string">
            <text:p>Триллер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Левиафан</text:p>
          </table:table-cell>
          <table:table-cell office:value-type="float" office:value="11" calcext:value-type="float">
            <text:p>11</text:p>
          </table:table-cell>
          <table:table-cell office:value-type="float" office:value="2014" calcext:value-type="float">
            <text:p>2014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8505" calcext:value-type="float">
            <text:p>8505</text:p>
          </table:table-cell>
          <table:table-cell table:style-name="ce3" office:value-type="float" office:value="7000000" calcext:value-type="float">
            <text:p>7000000</text:p>
          </table:table-cell>
          <table:table-cell table:style-name="ce3" office:value-type="float" office:value="1092500" calcext:value-type="float">
            <text:p>1092500</text:p>
          </table:table-cell>
          <table:table-cell table:formula="of:=VLOOKUP([.E152];[$Жанры.A:.B];2;0)" office:value-type="string" office:string-value="Триллер" calcext:value-type="string">
            <text:p>Триллер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Письма с Иводзимы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8513" calcext:value-type="float">
            <text:p>8513</text:p>
          </table:table-cell>
          <table:table-cell table:style-name="ce3" office:value-type="float" office:value="19000000" calcext:value-type="float">
            <text:p>19000000</text:p>
          </table:table-cell>
          <table:table-cell table:style-name="ce3" office:value-type="float" office:value="13800000" calcext:value-type="float">
            <text:p>13800000</text:p>
          </table:table-cell>
          <table:table-cell table:formula="of:=VLOOKUP([.E153];[$Жанры.A:.B];2;0)" office:value-type="string" office:string-value="Боевик" calcext:value-type="string">
            <text:p>Боевик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Октябрь</text:p>
          </table:table-cell>
          <table:table-cell office:value-type="float" office:value="13" calcext:value-type="float">
            <text:p>13</text:p>
          </table:table-cell>
          <table:table-cell office:value-type="float" office:value="1927" calcext:value-type="float">
            <text:p>1927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536" calcext:value-type="float">
            <text:p>8536</text:p>
          </table:table-cell>
          <table:table-cell table:style-name="ce3" office:value-type="float" office:value="120000" calcext:value-type="float">
            <text:p>120000</text:p>
          </table:table-cell>
          <table:table-cell table:style-name="ce3" office:value-type="float" office:value="9800" calcext:value-type="float">
            <text:p>9800</text:p>
          </table:table-cell>
          <table:table-cell table:formula="of:=VLOOKUP([.E154];[$Жанры.A:.B];2;0)" office:value-type="string" office:string-value="Исторический" calcext:value-type="string">
            <text:p>Исторический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204" calcext:value-type="float">
            <text:p>204</text:p>
          </table:table-cell>
          <table:table-cell office:value-type="string" calcext:value-type="string">
            <text:p>Шпионский мост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538" calcext:value-type="float">
            <text:p>8538</text:p>
          </table:table-cell>
          <table:table-cell table:style-name="ce3" office:value-type="float" office:value="40000000" calcext:value-type="float">
            <text:p>40000000</text:p>
          </table:table-cell>
          <table:table-cell table:style-name="ce3" office:value-type="float" office:value="72300000" calcext:value-type="float">
            <text:p>72300000</text:p>
          </table:table-cell>
          <table:table-cell table:formula="of:=VLOOKUP([.E155];[$Жанры.A:.B];2;0)" office:value-type="string" office:string-value="Исторический" calcext:value-type="string">
            <text:p>Исторический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93" calcext:value-type="float">
            <text:p>193</text:p>
          </table:table-cell>
          <table:table-cell office:value-type="string" calcext:value-type="string">
            <text:p>Форрест Гамп</text:p>
          </table:table-cell>
          <table:table-cell office:value-type="float" office:value="23" calcext:value-type="float">
            <text:p>23</text:p>
          </table:table-cell>
          <table:table-cell office:value-type="float" office:value="1994" calcext:value-type="float">
            <text:p>199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8543" calcext:value-type="float">
            <text:p>8543</text:p>
          </table:table-cell>
          <table:table-cell table:style-name="ce3" office:value-type="float" office:value="55000000" calcext:value-type="float">
            <text:p>55000000</text:p>
          </table:table-cell>
          <table:table-cell table:style-name="ce3" office:value-type="float" office:value="329644000" calcext:value-type="float">
            <text:p>329644000</text:p>
          </table:table-cell>
          <table:table-cell table:formula="of:=VLOOKUP([.E156];[$Жанры.A:.B];2;0)" office:value-type="string" office:string-value="Мелодрама" calcext:value-type="string">
            <text:p>Мело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Изгой</text:p>
          </table:table-cell>
          <table:table-cell office:value-type="float" office:value="23" calcext:value-type="float">
            <text:p>23</text:p>
          </table:table-cell>
          <table:table-cell office:value-type="float" office:value="2000" calcext:value-type="float">
            <text:p>200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8595" calcext:value-type="float">
            <text:p>8595</text:p>
          </table:table-cell>
          <table:table-cell table:style-name="ce3" office:value-type="float" office:value="90000000" calcext:value-type="float">
            <text:p>90000000</text:p>
          </table:table-cell>
          <table:table-cell table:style-name="ce3" office:value-type="float" office:value="233632144" calcext:value-type="float">
            <text:p>233632144</text:p>
          </table:table-cell>
          <table:table-cell table:formula="of:=VLOOKUP([.E157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Чёрный ястреб</text:p>
          </table:table-cell>
          <table:table-cell office:value-type="float" office:value="9" calcext:value-type="float">
            <text:p>9</text:p>
          </table:table-cell>
          <table:table-cell office:value-type="float" office:value="2001" calcext:value-type="float">
            <text:p>2001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8677" calcext:value-type="float">
            <text:p>8677</text:p>
          </table:table-cell>
          <table:table-cell table:style-name="ce3" office:value-type="float" office:value="92000000" calcext:value-type="float">
            <text:p>92000000</text:p>
          </table:table-cell>
          <table:table-cell table:style-name="ce3" office:value-type="float" office:value="108600000" calcext:value-type="float">
            <text:p>108600000</text:p>
          </table:table-cell>
          <table:table-cell table:formula="of:=VLOOKUP([.E158];[$Жанры.A:.B];2;0)" office:value-type="string" office:string-value="Боевик" calcext:value-type="string">
            <text:p>Боевик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Марсианин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691" calcext:value-type="float">
            <text:p>8691</text:p>
          </table:table-cell>
          <table:table-cell table:style-name="ce3" office:value-type="float" office:value="108000000" calcext:value-type="float">
            <text:p>108000000</text:p>
          </table:table-cell>
          <table:table-cell table:style-name="ce3" office:value-type="float" office:value="228400000" calcext:value-type="float">
            <text:p>228400000</text:p>
          </table:table-cell>
          <table:table-cell table:formula="of:=VLOOKUP([.E159];[$Жанры.A:.B];2;0)" office:value-type="string" office:string-value="Фантастика" calcext:value-type="string">
            <text:p>Фантастик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68" calcext:value-type="float">
            <text:p>168</text:p>
          </table:table-cell>
          <table:table-cell office:value-type="string" calcext:value-type="string">
            <text:p>Сияние</text:p>
          </table:table-cell>
          <table:table-cell office:value-type="float" office:value="14" calcext:value-type="float">
            <text:p>14</text:p>
          </table:table-cell>
          <table:table-cell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698" calcext:value-type="float">
            <text:p>8698</text:p>
          </table:table-cell>
          <table:table-cell table:style-name="ce3" office:value-type="float" office:value="19000000" calcext:value-type="float">
            <text:p>19000000</text:p>
          </table:table-cell>
          <table:table-cell table:style-name="ce3" office:value-type="float" office:value="44017589" calcext:value-type="float">
            <text:p>44017589</text:p>
          </table:table-cell>
          <table:table-cell table:formula="of:=VLOOKUP([.E160];[$Жанры.A:.B];2;0)" office:value-type="string" office:string-value="Ужас" calcext:value-type="string">
            <text:p>Ужас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34" calcext:value-type="float">
            <text:p>134</text:p>
          </table:table-cell>
          <table:table-cell office:value-type="string" calcext:value-type="string">
            <text:p>Особое мнение</text:p>
          </table:table-cell>
          <table:table-cell office:value-type="float" office:value="8" calcext:value-type="float">
            <text:p>8</text:p>
          </table:table-cell>
          <table:table-cell office:value-type="float" office:value="2002" calcext:value-type="float">
            <text:p>200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723" calcext:value-type="float">
            <text:p>8723</text:p>
          </table:table-cell>
          <table:table-cell table:style-name="ce3" office:value-type="float" office:value="102000000" calcext:value-type="float">
            <text:p>102000000</text:p>
          </table:table-cell>
          <table:table-cell table:style-name="ce3" office:value-type="float" office:value="132100000" calcext:value-type="float">
            <text:p>132100000</text:p>
          </table:table-cell>
          <table:table-cell table:formula="of:=VLOOKUP([.E161];[$Жанры.A:.B];2;0)" office:value-type="string" office:string-value="Фантастика" calcext:value-type="string">
            <text:p>Фантастик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Царство небесное</text:p>
          </table:table-cell>
          <table:table-cell office:value-type="float" office:value="9" calcext:value-type="float">
            <text:p>9</text:p>
          </table:table-cell>
          <table:table-cell office:value-type="float" office:value="2005" calcext:value-type="float">
            <text:p>2005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8731" calcext:value-type="float">
            <text:p>8731</text:p>
          </table:table-cell>
          <table:table-cell table:style-name="ce3" office:value-type="float" office:value="130000000" calcext:value-type="float">
            <text:p>130000000</text:p>
          </table:table-cell>
          <table:table-cell table:style-name="ce3" office:value-type="float" office:value="47400000" calcext:value-type="float">
            <text:p>47400000</text:p>
          </table:table-cell>
          <table:table-cell table:formula="of:=VLOOKUP([.E162];[$Жанры.A:.B];2;0)" office:value-type="string" office:string-value="Боевик" calcext:value-type="string">
            <text:p>Боевик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Искуственный разум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777" calcext:value-type="float">
            <text:p>8777</text:p>
          </table:table-cell>
          <table:table-cell table:style-name="ce3" office:value-type="float" office:value="100000000" calcext:value-type="float">
            <text:p>100000000</text:p>
          </table:table-cell>
          <table:table-cell table:style-name="ce3" office:value-type="float" office:value="78600000" calcext:value-type="float">
            <text:p>78600000</text:p>
          </table:table-cell>
          <table:table-cell table:formula="of:=VLOOKUP([.E163];[$Жанры.A:.B];2;0)" office:value-type="string" office:string-value="Фантастика" calcext:value-type="string">
            <text:p>Фантастик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63" calcext:value-type="float">
            <text:p>163</text:p>
          </table:table-cell>
          <table:table-cell office:value-type="string" calcext:value-type="string">
            <text:p>Робин Гуд</text:p>
          </table:table-cell>
          <table:table-cell office:value-type="float" office:value="9" calcext:value-type="float">
            <text:p>9</text:p>
          </table:table-cell>
          <table:table-cell office:value-type="float" office:value="2010" calcext:value-type="float">
            <text:p>201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8921" calcext:value-type="float">
            <text:p>8921</text:p>
          </table:table-cell>
          <table:table-cell table:style-name="ce3" office:value-type="float" office:value="200000000" calcext:value-type="float">
            <text:p>200000000</text:p>
          </table:table-cell>
          <table:table-cell table:style-name="ce3" office:value-type="float" office:value="105300000" calcext:value-type="float">
            <text:p>105300000</text:p>
          </table:table-cell>
          <table:table-cell table:formula="of:=VLOOKUP([.E164];[$Жанры.A:.B];2;0)" office:value-type="string" office:string-value="Триллер" calcext:value-type="string">
            <text:p>Триллер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Начало</text:p>
          </table:table-cell>
          <table:table-cell office:value-type="float" office:value="15" calcext:value-type="float">
            <text:p>15</text:p>
          </table:table-cell>
          <table:table-cell office:value-type="float" office:value="2010" calcext:value-type="float">
            <text:p>2010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936" calcext:value-type="float">
            <text:p>8936</text:p>
          </table:table-cell>
          <table:table-cell table:style-name="ce3" office:value-type="float" office:value="140000000" calcext:value-type="float">
            <text:p>140000000</text:p>
          </table:table-cell>
          <table:table-cell table:style-name="ce3" office:value-type="float" office:value="292568000" calcext:value-type="float">
            <text:p>292568000</text:p>
          </table:table-cell>
          <table:table-cell table:formula="of:=VLOOKUP([.E165];[$Жанры.A:.B];2;0)" office:value-type="string" office:string-value="Фантастика" calcext:value-type="string">
            <text:p>Фантастик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Жертвоприношение</text:p>
          </table:table-cell>
          <table:table-cell office:value-type="float" office:value="12" calcext:value-type="float">
            <text:p>12</text:p>
          </table:table-cell>
          <table:table-cell office:value-type="float" office:value="1986" calcext:value-type="float">
            <text:p>1986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8966" calcext:value-type="float">
            <text:p>8966</text:p>
          </table:table-cell>
          <table:table-cell table:style-name="ce3" office:value-type="float" office:value="264000" calcext:value-type="float">
            <text:p>264000</text:p>
          </table:table-cell>
          <table:table-cell table:style-name="ce3" office:value-type="float" office:value="300640" calcext:value-type="float">
            <text:p>300640</text:p>
          </table:table-cell>
          <table:table-cell table:formula="of:=VLOOKUP([.E166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Исчезнувшая</text:p>
          </table:table-cell>
          <table:table-cell office:value-type="float" office:value="16" calcext:value-type="float">
            <text:p>16</text:p>
          </table:table-cell>
          <table:table-cell office:value-type="float" office:value="2014" calcext:value-type="float">
            <text:p>2014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8976" calcext:value-type="float">
            <text:p>8976</text:p>
          </table:table-cell>
          <table:table-cell table:style-name="ce3" office:value-type="float" office:value="61000000" calcext:value-type="float">
            <text:p>61000000</text:p>
          </table:table-cell>
          <table:table-cell table:style-name="ce3" office:value-type="float" office:value="167676000" calcext:value-type="float">
            <text:p>167676000</text:p>
          </table:table-cell>
          <table:table-cell table:formula="of:=VLOOKUP([.E167];[$Жанры.A:.B];2;0)" office:value-type="string" office:string-value="Триллер" calcext:value-type="string">
            <text:p>Триллер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2001 год: Космическая одиссея</text:p>
          </table:table-cell>
          <table:table-cell office:value-type="float" office:value="14" calcext:value-type="float">
            <text:p>14</text:p>
          </table:table-cell>
          <table:table-cell office:value-type="float" office:value="1968" calcext:value-type="float">
            <text:p>1968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996" calcext:value-type="float">
            <text:p>8996</text:p>
          </table:table-cell>
          <table:table-cell table:style-name="ce3" office:value-type="float" office:value="12000000" calcext:value-type="float">
            <text:p>12000000</text:p>
          </table:table-cell>
          <table:table-cell table:style-name="ce3" office:value-type="float" office:value="56715325" calcext:value-type="float">
            <text:p>56715325</text:p>
          </table:table-cell>
          <table:table-cell table:formula="of:=VLOOKUP([.E168];[$Жанры.A:.B];2;0)" office:value-type="string" office:string-value="Фантастика" calcext:value-type="string">
            <text:p>Фантастик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Довод</text:p>
          </table:table-cell>
          <table:table-cell office:value-type="float" office:value="15" calcext:value-type="float">
            <text:p>15</text:p>
          </table:table-cell>
          <table:table-cell office:value-type="float" office:value="2020" calcext:value-type="float">
            <text:p>202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9000" calcext:value-type="float">
            <text:p>9000</text:p>
          </table:table-cell>
          <table:table-cell table:style-name="ce3" office:value-type="float" office:value="205000000" calcext:value-type="float">
            <text:p>205000000</text:p>
          </table:table-cell>
          <table:table-cell table:style-name="ce3" office:value-type="float" office:value="58456900" calcext:value-type="float">
            <text:p>58456900</text:p>
          </table:table-cell>
          <table:table-cell table:formula="of:=VLOOKUP([.E169];[$Жанры.A:.B];2;0)" office:value-type="string" office:string-value="Боевик" calcext:value-type="string">
            <text:p>Боевик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Линкольн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9000" calcext:value-type="float">
            <text:p>9000</text:p>
          </table:table-cell>
          <table:table-cell table:style-name="ce3" office:value-type="float" office:value="65000000" calcext:value-type="float">
            <text:p>65000000</text:p>
          </table:table-cell>
          <table:table-cell table:style-name="ce3" office:value-type="float" office:value="182200000" calcext:value-type="float">
            <text:p>182200000</text:p>
          </table:table-cell>
          <table:table-cell table:formula="of:=VLOOKUP([.E170];[$Жанры.A:.B];2;0)" office:value-type="string" office:string-value="Исторический" calcext:value-type="string">
            <text:p>Исторический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Отступники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9097" calcext:value-type="float">
            <text:p>9097</text:p>
          </table:table-cell>
          <table:table-cell table:style-name="ce3" office:value-type="float" office:value="90000000" calcext:value-type="float">
            <text:p>90000000</text:p>
          </table:table-cell>
          <table:table-cell table:style-name="ce3" office:value-type="float" office:value="132400000" calcext:value-type="float">
            <text:p>132400000</text:p>
          </table:table-cell>
          <table:table-cell table:formula="of:=VLOOKUP([.E171];[$Жанры.A:.B];2;0)" office:value-type="string" office:string-value="Криминал" calcext:value-type="string">
            <text:p>Криминал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Дом, который построил Джек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9120" calcext:value-type="float">
            <text:p>9120</text:p>
          </table:table-cell>
          <table:table-cell table:style-name="ce3" office:value-type="float" office:value="8700000" calcext:value-type="float">
            <text:p>8700000</text:p>
          </table:table-cell>
          <table:table-cell table:style-name="ce3" office:value-type="float" office:value="88000" calcext:value-type="float">
            <text:p>88000</text:p>
          </table:table-cell>
          <table:table-cell table:formula="of:=VLOOKUP([.E172];[$Жанры.A:.B];2;0)" office:value-type="string" office:string-value="Ужас" calcext:value-type="string">
            <text:p>Ужас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83" calcext:value-type="float">
            <text:p>183</text:p>
          </table:table-cell>
          <table:table-cell office:value-type="string" calcext:value-type="string">
            <text:p>Тёмный рыцарь</text:p>
          </table:table-cell>
          <table:table-cell office:value-type="float" office:value="15" calcext:value-type="float">
            <text:p>15</text:p>
          </table:table-cell>
          <table:table-cell office:value-type="float" office:value="2008" calcext:value-type="float">
            <text:p>200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9120" calcext:value-type="float">
            <text:p>9120</text:p>
          </table:table-cell>
          <table:table-cell table:style-name="ce3" office:value-type="float" office:value="185000000" calcext:value-type="float">
            <text:p>185000000</text:p>
          </table:table-cell>
          <table:table-cell table:style-name="ce3" office:value-type="float" office:value="543650000" calcext:value-type="float">
            <text:p>543650000</text:p>
          </table:table-cell>
          <table:table-cell table:formula="of:=VLOOKUP([.E173];[$Жанры.A:.B];2;0)" office:value-type="string" office:string-value="Боевик" calcext:value-type="string">
            <text:p>Боевик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Империя Солнца</text:p>
          </table:table-cell>
          <table:table-cell office:value-type="float" office:value="8" calcext:value-type="float">
            <text:p>8</text:p>
          </table:table-cell>
          <table:table-cell office:value-type="float" office:value="1987" calcext:value-type="float">
            <text:p>198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9193" calcext:value-type="float">
            <text:p>9193</text:p>
          </table:table-cell>
          <table:table-cell table:style-name="ce3" office:value-type="float" office:value="35000000" calcext:value-type="float">
            <text:p>35000000</text:p>
          </table:table-cell>
          <table:table-cell table:style-name="ce3" office:value-type="float" office:value="22200000" calcext:value-type="float">
            <text:p>22200000</text:p>
          </table:table-cell>
          <table:table-cell table:formula="of:=VLOOKUP([.E174];[$Жанры.A:.B];2;0)" office:value-type="string" office:string-value="Боевик" calcext:value-type="string">
            <text:p>Боевик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44" calcext:value-type="float">
            <text:p>144</text:p>
          </table:table-cell>
          <table:table-cell office:value-type="string" calcext:value-type="string">
            <text:p>Пленницы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9209" calcext:value-type="float">
            <text:p>9209</text:p>
          </table:table-cell>
          <table:table-cell table:style-name="ce3" office:value-type="float" office:value="46000000" calcext:value-type="float">
            <text:p>46000000</text:p>
          </table:table-cell>
          <table:table-cell table:style-name="ce3" office:value-type="float" office:value="61000000" calcext:value-type="float">
            <text:p>61000000</text:p>
          </table:table-cell>
          <table:table-cell table:formula="of:=VLOOKUP([.E175];[$Жанры.A:.B];2;0)" office:value-type="string" office:string-value="Триллер" calcext:value-type="string">
            <text:p>Триллер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99" calcext:value-type="float">
            <text:p>99</text:p>
          </table:table-cell>
          <table:table-cell office:value-type="string" calcext:value-type="string">
            <text:p>Лолита</text:p>
          </table:table-cell>
          <table:table-cell office:value-type="float" office:value="14" calcext:value-type="float">
            <text:p>14</text:p>
          </table:table-cell>
          <table:table-cell office:value-type="float" office:value="1962" calcext:value-type="float">
            <text:p>1962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9218" calcext:value-type="float">
            <text:p>9218</text:p>
          </table:table-cell>
          <table:table-cell table:style-name="ce3" office:value-type="float" office:value="2000000" calcext:value-type="float">
            <text:p>2000000</text:p>
          </table:table-cell>
          <table:table-cell table:style-name="ce3" office:value-type="float" office:value="9250000" calcext:value-type="float">
            <text:p>9250000</text:p>
          </table:table-cell>
          <table:table-cell table:formula="of:=VLOOKUP([.E176];[$Жанры.A:.B];2;0)" office:value-type="string" office:string-value="Мелодрама" calcext:value-type="string">
            <text:p>Мелодрама</text:p>
          </table:table-cell>
          <table:table-cell/>
          <table:table-cell table:style-name="Default" table:number-columns-repeated="1637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Бесславные ублюдки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9221" calcext:value-type="float">
            <text:p>9221</text:p>
          </table:table-cell>
          <table:table-cell table:style-name="ce3" office:value-type="float" office:value="70000000" calcext:value-type="float">
            <text:p>70000000</text:p>
          </table:table-cell>
          <table:table-cell table:style-name="ce3" office:value-type="float" office:value="120500000" calcext:value-type="float">
            <text:p>120500000</text:p>
          </table:table-cell>
          <table:table-cell table:formula="of:=VLOOKUP([.E177];[$Жанры.A:.B];2;0)" office:value-type="string" office:string-value="Комедия" calcext:value-type="string">
            <text:p>Комедия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93" calcext:value-type="float">
            <text:p>93</text:p>
          </table:table-cell>
          <table:table-cell office:value-type="string" calcext:value-type="string">
            <text:p>Криминальное чтиво</text:p>
          </table:table-cell>
          <table:table-cell office:value-type="float" office:value="4" calcext:value-type="float">
            <text:p>4</text:p>
          </table:table-cell>
          <table:table-cell office:value-type="float" office:value="1994" calcext:value-type="float">
            <text:p>1994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9255" calcext:value-type="float">
            <text:p>9255</text:p>
          </table:table-cell>
          <table:table-cell table:style-name="ce3" office:value-type="float" office:value="8000000" calcext:value-type="float">
            <text:p>8000000</text:p>
          </table:table-cell>
          <table:table-cell table:style-name="ce3" office:value-type="float" office:value="107900000" calcext:value-type="float">
            <text:p>107900000</text:p>
          </table:table-cell>
          <table:table-cell table:formula="of:=VLOOKUP([.E178];[$Жанры.A:.B];2;0)" office:value-type="string" office:string-value="Криминал" calcext:value-type="string">
            <text:p>Криминал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Джеки Браун</text:p>
          </table:table-cell>
          <table:table-cell office:value-type="float" office:value="4" calcext:value-type="float">
            <text:p>4</text:p>
          </table:table-cell>
          <table:table-cell office:value-type="float" office:value="1997" calcext:value-type="float">
            <text:p>1997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9299" calcext:value-type="float">
            <text:p>9299</text:p>
          </table:table-cell>
          <table:table-cell table:style-name="ce3" office:value-type="float" office:value="12000000" calcext:value-type="float">
            <text:p>12000000</text:p>
          </table:table-cell>
          <table:table-cell table:style-name="ce3" office:value-type="float" office:value="39700000" calcext:value-type="float">
            <text:p>39700000</text:p>
          </table:table-cell>
          <table:table-cell table:formula="of:=VLOOKUP([.E179];[$Жанры.A:.B];2;0)" office:value-type="string" office:string-value="Криминал" calcext:value-type="string">
            <text:p>Криминал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Дюна </text:p>
          </table:table-cell>
          <table:table-cell office:value-type="float" office:value="5" calcext:value-type="float">
            <text:p>5</text:p>
          </table:table-cell>
          <table:table-cell office:value-type="float" office:value="2021" calcext:value-type="float">
            <text:p>2021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9321" calcext:value-type="float">
            <text:p>9321</text:p>
          </table:table-cell>
          <table:table-cell table:style-name="ce3" office:value-type="float" office:value="165000000" calcext:value-type="float">
            <text:p>165000000</text:p>
          </table:table-cell>
          <table:table-cell table:style-name="ce3" office:value-type="float" office:value="129700000" calcext:value-type="float">
            <text:p>129700000</text:p>
          </table:table-cell>
          <table:table-cell table:formula="of:=VLOOKUP([.E180];[$Жанры.A:.B];2;0)" office:value-type="string" office:string-value="Фантастика" calcext:value-type="string">
            <text:p>Фантастик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Гладиатор</text:p>
          </table:table-cell>
          <table:table-cell office:value-type="float" office:value="9" calcext:value-type="float">
            <text:p>9</text:p>
          </table:table-cell>
          <table:table-cell office:value-type="float" office:value="2000" calcext:value-type="float">
            <text:p>200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9345" calcext:value-type="float">
            <text:p>9345</text:p>
          </table:table-cell>
          <table:table-cell table:style-name="ce3" office:value-type="float" office:value="103000000" calcext:value-type="float">
            <text:p>103000000</text:p>
          </table:table-cell>
          <table:table-cell table:style-name="ce3" office:value-type="float" office:value="1877000000" calcext:value-type="float">
            <text:p>1877000000</text:p>
          </table:table-cell>
          <table:table-cell table:formula="of:=VLOOKUP([.E181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Лоро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9418" calcext:value-type="float">
            <text:p>9418</text:p>
          </table:table-cell>
          <table:table-cell table:style-name="ce3" office:value-type="float" office:value="10500000" calcext:value-type="float">
            <text:p>10500000</text:p>
          </table:table-cell>
          <table:table-cell table:style-name="ce3" office:value-type="float" office:value="35690" calcext:value-type="float">
            <text:p>35690</text:p>
          </table:table-cell>
          <table:table-cell table:formula="of:=VLOOKUP([.E182];[$Жанры.A:.B];2;0)" office:value-type="string" office:string-value="Мелодрама" calcext:value-type="string">
            <text:p>Мело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Гангстер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9441" calcext:value-type="float">
            <text:p>9441</text:p>
          </table:table-cell>
          <table:table-cell table:style-name="ce3" office:value-type="float" office:value="100000000" calcext:value-type="float">
            <text:p>100000000</text:p>
          </table:table-cell>
          <table:table-cell table:style-name="ce3" office:value-type="float" office:value="130000000" calcext:value-type="float">
            <text:p>130000000</text:p>
          </table:table-cell>
          <table:table-cell table:formula="of:=VLOOKUP([.E183];[$Жанры.A:.B];2;0)" office:value-type="string" office:string-value="Триллер" calcext:value-type="string">
            <text:p>Триллер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Девушка с татуировкой дракона</text:p>
          </table:table-cell>
          <table:table-cell office:value-type="float" office:value="16" calcext:value-type="float">
            <text:p>16</text:p>
          </table:table-cell>
          <table:table-cell office:value-type="float" office:value="2011" calcext:value-type="float">
            <text:p>201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9480" calcext:value-type="float">
            <text:p>9480</text:p>
          </table:table-cell>
          <table:table-cell table:style-name="ce3" office:value-type="float" office:value="90000000" calcext:value-type="float">
            <text:p>90000000</text:p>
          </table:table-cell>
          <table:table-cell table:style-name="ce3" office:value-type="float" office:value="102515000" calcext:value-type="float">
            <text:p>102515000</text:p>
          </table:table-cell>
          <table:table-cell table:formula="of:=VLOOKUP([.E184];[$Жанры.A:.B];2;0)" office:value-type="string" office:string-value="Триллер" calcext:value-type="string">
            <text:p>Триллер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72" calcext:value-type="float">
            <text:p>72</text:p>
          </table:table-cell>
          <table:table-cell office:value-type="string" calcext:value-type="string">
            <text:p>Зодиак</text:p>
          </table:table-cell>
          <table:table-cell office:value-type="float" office:value="16" calcext:value-type="float">
            <text:p>16</text:p>
          </table:table-cell>
          <table:table-cell office:value-type="float" office:value="2007" calcext:value-type="float">
            <text:p>2007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9496" calcext:value-type="float">
            <text:p>9496</text:p>
          </table:table-cell>
          <table:table-cell table:style-name="ce3" office:value-type="float" office:value="65000000" calcext:value-type="float">
            <text:p>65000000</text:p>
          </table:table-cell>
          <table:table-cell table:style-name="ce3" office:value-type="float" office:value="33080960" calcext:value-type="float">
            <text:p>33080960</text:p>
          </table:table-cell>
          <table:table-cell table:formula="of:=VLOOKUP([.E185];[$Жанры.A:.B];2;0)" office:value-type="string" office:string-value="Детектив" calcext:value-type="string">
            <text:p>Детектив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64" calcext:value-type="float">
            <text:p>164</text:p>
          </table:table-cell>
          <table:table-cell office:value-type="string" calcext:value-type="string">
            <text:p>С широко закрытыми глазами</text:p>
          </table:table-cell>
          <table:table-cell office:value-type="float" office:value="14" calcext:value-type="float">
            <text:p>14</text:p>
          </table:table-cell>
          <table:table-cell office:value-type="float" office:value="1999" calcext:value-type="float">
            <text:p>1999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9529" calcext:value-type="float">
            <text:p>9529</text:p>
          </table:table-cell>
          <table:table-cell table:style-name="ce3" office:value-type="float" office:value="65000000" calcext:value-type="float">
            <text:p>65000000</text:p>
          </table:table-cell>
          <table:table-cell table:style-name="ce3" office:value-type="float" office:value="55691800" calcext:value-type="float">
            <text:p>55691800</text:p>
          </table:table-cell>
          <table:table-cell table:formula="of:=VLOOKUP([.E186];[$Жанры.A:.B];2;0)" office:value-type="string" office:string-value="Мелодрама" calcext:value-type="string">
            <text:p>Мело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Рассекая волны</text:p>
          </table:table-cell>
          <table:table-cell office:value-type="float" office:value="7" calcext:value-type="float">
            <text:p>7</text:p>
          </table:table-cell>
          <table:table-cell office:value-type="float" office:value="1996" calcext:value-type="float">
            <text:p>1996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9584" calcext:value-type="float">
            <text:p>9584</text:p>
          </table:table-cell>
          <table:table-cell table:style-name="ce3" office:value-type="float" office:value="4200000" calcext:value-type="float">
            <text:p>4200000</text:p>
          </table:table-cell>
          <table:table-cell table:style-name="ce3" office:value-type="float" office:value="3800000" calcext:value-type="float">
            <text:p>3800000</text:p>
          </table:table-cell>
          <table:table-cell table:formula="of:=VLOOKUP([.E187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Однажды в… Голливуде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9708" calcext:value-type="float">
            <text:p>9708</text:p>
          </table:table-cell>
          <table:table-cell table:style-name="ce3" office:value-type="float" office:value="90000000" calcext:value-type="float">
            <text:p>90000000</text:p>
          </table:table-cell>
          <table:table-cell table:style-name="ce3" office:value-type="float" office:value="140800000" calcext:value-type="float">
            <text:p>140800000</text:p>
          </table:table-cell>
          <table:table-cell table:formula="of:=VLOOKUP([.E188];[$Жанры.A:.B];2;0)" office:value-type="string" office:string-value="Комедия" calcext:value-type="string">
            <text:p>Комедия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Молчание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9719" calcext:value-type="float">
            <text:p>9719</text:p>
          </table:table-cell>
          <table:table-cell table:style-name="ce3" office:value-type="float" office:value="46000000" calcext:value-type="float">
            <text:p>46000000</text:p>
          </table:table-cell>
          <table:table-cell table:style-name="ce3" office:value-type="float" office:value="7100000" calcext:value-type="float">
            <text:p>7100000</text:p>
          </table:table-cell>
          <table:table-cell table:formula="of:=VLOOKUP([.E189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Авиатор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9780" calcext:value-type="float">
            <text:p>9780</text:p>
          </table:table-cell>
          <table:table-cell table:style-name="ce3" office:value-type="float" office:value="110000000" calcext:value-type="float">
            <text:p>110000000</text:p>
          </table:table-cell>
          <table:table-cell table:style-name="ce3" office:value-type="float" office:value="102600000" calcext:value-type="float">
            <text:p>102600000</text:p>
          </table:table-cell>
          <table:table-cell table:formula="of:=VLOOKUP([.E190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Сталкер</text:p>
          </table:table-cell>
          <table:table-cell office:value-type="float" office:value="12" calcext:value-type="float">
            <text:p>12</text:p>
          </table:table-cell>
          <table:table-cell office:value-type="float" office:value="1979" calcext:value-type="float">
            <text:p>1979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9780" calcext:value-type="float">
            <text:p>9780</text:p>
          </table:table-cell>
          <table:table-cell table:style-name="ce3" office:value-type="float" office:value="500000" calcext:value-type="float">
            <text:p>500000</text:p>
          </table:table-cell>
          <table:table-cell table:style-name="ce3" office:value-type="float" office:value="98450" calcext:value-type="float">
            <text:p>98450</text:p>
          </table:table-cell>
          <table:table-cell table:formula="of:=VLOOKUP([.E191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Мюнхен</text:p>
          </table:table-cell>
          <table:table-cell office:value-type="float" office:value="8" calcext:value-type="float">
            <text:p>8</text:p>
          </table:table-cell>
          <table:table-cell office:value-type="float" office:value="2005" calcext:value-type="float">
            <text:p>2005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9870" calcext:value-type="float">
            <text:p>9870</text:p>
          </table:table-cell>
          <table:table-cell table:style-name="ce3" office:value-type="float" office:value="70000000" calcext:value-type="float">
            <text:p>70000000</text:p>
          </table:table-cell>
          <table:table-cell table:style-name="ce3" office:value-type="float" office:value="47400000" calcext:value-type="float">
            <text:p>47400000</text:p>
          </table:table-cell>
          <table:table-cell table:formula="of:=VLOOKUP([.E192];[$Жанры.A:.B];2;0)" office:value-type="string" office:string-value="Боевик" calcext:value-type="string">
            <text:p>Боевик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Бегущий по лезвию 2049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9879" calcext:value-type="float">
            <text:p>9879</text:p>
          </table:table-cell>
          <table:table-cell table:style-name="ce3" office:value-type="float" office:value="150000000" calcext:value-type="float">
            <text:p>150000000</text:p>
          </table:table-cell>
          <table:table-cell table:style-name="ce3" office:value-type="float" office:value="92100000" calcext:value-type="float">
            <text:p>92100000</text:p>
          </table:table-cell>
          <table:table-cell table:formula="of:=VLOOKUP([.E193];[$Жанры.A:.B];2;0)" office:value-type="string" office:string-value="Фантастика" calcext:value-type="string">
            <text:p>Фантастик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Тёмный рыцарь: Возрождение</text:p>
          </table:table-cell>
          <table:table-cell office:value-type="float" office:value="15" calcext:value-type="float">
            <text:p>15</text:p>
          </table:table-cell>
          <table:table-cell office:value-type="float" office:value="2012" calcext:value-type="float">
            <text:p>201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9918" calcext:value-type="float">
            <text:p>9918</text:p>
          </table:table-cell>
          <table:table-cell table:style-name="ce3" office:value-type="float" office:value="250000000" calcext:value-type="float">
            <text:p>250000000</text:p>
          </table:table-cell>
          <table:table-cell table:style-name="ce3" office:value-type="float" office:value="448000000" calcext:value-type="float">
            <text:p>448000000</text:p>
          </table:table-cell>
          <table:table-cell table:formula="of:=VLOOKUP([.E194];[$Жанры.A:.B];2;0)" office:value-type="string" office:string-value="Боевик" calcext:value-type="string">
            <text:p>Боевик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Джанго Освобождённый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9953" calcext:value-type="float">
            <text:p>9953</text:p>
          </table:table-cell>
          <table:table-cell table:style-name="ce3" office:value-type="float" office:value="100000000" calcext:value-type="float">
            <text:p>100000000</text:p>
          </table:table-cell>
          <table:table-cell table:style-name="ce3" office:value-type="float" office:value="162800000" calcext:value-type="float">
            <text:p>162800000</text:p>
          </table:table-cell>
          <table:table-cell table:formula="of:=VLOOKUP([.E195];[$Жанры.A:.B];2;0)" office:value-type="string" office:string-value="Вестерн" calcext:value-type="string">
            <text:p>Вестерн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Загадочная история Бенджамина Баттона</text:p>
          </table:table-cell>
          <table:table-cell office:value-type="float" office:value="16" calcext:value-type="float">
            <text:p>16</text:p>
          </table:table-cell>
          <table:table-cell office:value-type="float" office:value="2008" calcext:value-type="float">
            <text:p>200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0013" calcext:value-type="float">
            <text:p>10013</text:p>
          </table:table-cell>
          <table:table-cell table:style-name="ce3" office:value-type="float" office:value="150000000" calcext:value-type="float">
            <text:p>150000000</text:p>
          </table:table-cell>
          <table:table-cell table:style-name="ce3" office:value-type="float" office:value="127509230" calcext:value-type="float">
            <text:p>127509230</text:p>
          </table:table-cell>
          <table:table-cell table:formula="of:=VLOOKUP([.E196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Банды Нью-Йорка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0071" calcext:value-type="float">
            <text:p>10071</text:p>
          </table:table-cell>
          <table:table-cell table:style-name="ce3" office:value-type="float" office:value="100000000" calcext:value-type="float">
            <text:p>100000000</text:p>
          </table:table-cell>
          <table:table-cell table:style-name="ce3" office:value-type="float" office:value="77800000" calcext:value-type="float">
            <text:p>77800000</text:p>
          </table:table-cell>
          <table:table-cell table:formula="of:=VLOOKUP([.E197];[$Жанры.A:.B];2;0)" office:value-type="string" office:string-value="Криминал" calcext:value-type="string">
            <text:p>Криминал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Солярис</text:p>
          </table:table-cell>
          <table:table-cell office:value-type="float" office:value="12" calcext:value-type="float">
            <text:p>12</text:p>
          </table:table-cell>
          <table:table-cell office:value-type="float" office:value="1972" calcext:value-type="float">
            <text:p>197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162" calcext:value-type="float">
            <text:p>10162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11494" calcext:value-type="float">
            <text:p>11494</text:p>
          </table:table-cell>
          <table:table-cell table:formula="of:=VLOOKUP([.E198];[$Жанры.A:.B];2;0)" office:value-type="string" office:string-value="Фантастика" calcext:value-type="string">
            <text:p>Фантастик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Спасти рядового Райана</text:p>
          </table:table-cell>
          <table:table-cell office:value-type="float" office:value="8" calcext:value-type="float">
            <text:p>8</text:p>
          </table:table-cell>
          <table:table-cell office:value-type="float" office:value="1998" calcext:value-type="float">
            <text:p>199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0162" calcext:value-type="float">
            <text:p>10162</text:p>
          </table:table-cell>
          <table:table-cell table:style-name="ce3" office:value-type="float" office:value="70000000" calcext:value-type="float">
            <text:p>70000000</text:p>
          </table:table-cell>
          <table:table-cell table:style-name="ce3" office:value-type="float" office:value="216500000" calcext:value-type="float">
            <text:p>216500000</text:p>
          </table:table-cell>
          <table:table-cell table:formula="of:=VLOOKUP([.E199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Интерстеллар</text:p>
          </table:table-cell>
          <table:table-cell office:value-type="float" office:value="15" calcext:value-type="float">
            <text:p>15</text:p>
          </table:table-cell>
          <table:table-cell office:value-type="float" office:value="2014" calcext:value-type="float">
            <text:p>2014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192" calcext:value-type="float">
            <text:p>10192</text:p>
          </table:table-cell>
          <table:table-cell table:style-name="ce3" office:value-type="float" office:value="165000000" calcext:value-type="float">
            <text:p>165000000</text:p>
          </table:table-cell>
          <table:table-cell table:style-name="ce3" office:value-type="float" office:value="188020563" calcext:value-type="float">
            <text:p>188020563</text:p>
          </table:table-cell>
          <table:table-cell table:formula="of:=VLOOKUP([.E200];[$Жанры.A:.B];2;0)" office:value-type="string" office:string-value="Фантастика" calcext:value-type="string">
            <text:p>Фантастик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Казино</text:p>
          </table:table-cell>
          <table:table-cell office:value-type="float" office:value="1" calcext:value-type="float">
            <text:p>1</text:p>
          </table:table-cell>
          <table:table-cell office:value-type="float" office:value="1995" calcext:value-type="float">
            <text:p>1995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0307" calcext:value-type="float">
            <text:p>10307</text:p>
          </table:table-cell>
          <table:table-cell table:style-name="ce3" office:value-type="float" office:value="52000000" calcext:value-type="float">
            <text:p>52000000</text:p>
          </table:table-cell>
          <table:table-cell table:style-name="ce3" office:value-type="float" office:value="42500000" calcext:value-type="float">
            <text:p>42500000</text:p>
          </table:table-cell>
          <table:table-cell table:formula="of:=VLOOKUP([.E201];[$Жанры.A:.B];2;0)" office:value-type="string" office:string-value="Криминал" calcext:value-type="string">
            <text:p>Криминал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Зеркало</text:p>
          </table:table-cell>
          <table:table-cell office:value-type="float" office:value="12" calcext:value-type="float">
            <text:p>12</text:p>
          </table:table-cell>
          <table:table-cell office:value-type="float" office:value="1974" calcext:value-type="float">
            <text:p>197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0506" calcext:value-type="float">
            <text:p>10506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21650" calcext:value-type="float">
            <text:p>21650</text:p>
          </table:table-cell>
          <table:table-cell table:formula="of:=VLOOKUP([.E202];[$Жанры.A:.B];2;0)" office:value-type="string" office:string-value="Мелодрама" calcext:value-type="string">
            <text:p>Мело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Андрей Рублёв</text:p>
          </table:table-cell>
          <table:table-cell office:value-type="float" office:value="12" calcext:value-type="float">
            <text:p>12</text:p>
          </table:table-cell>
          <table:table-cell office:value-type="float" office:value="1966" calcext:value-type="float">
            <text:p>1966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548" calcext:value-type="float">
            <text:p>10548</text:p>
          </table:table-cell>
          <table:table-cell table:style-name="ce3" office:value-type="float" office:value="150000" calcext:value-type="float">
            <text:p>150000</text:p>
          </table:table-cell>
          <table:table-cell table:style-name="ce3" office:value-type="float" office:value="21302" calcext:value-type="float">
            <text:p>21302</text:p>
          </table:table-cell>
          <table:table-cell table:formula="of:=VLOOKUP([.E203];[$Жанры.A:.B];2;0)" office:value-type="string" office:string-value="Исторический" calcext:value-type="string">
            <text:p>Исторический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Догвилль</text:p>
          </table:table-cell>
          <table:table-cell office:value-type="float" office:value="7" calcext:value-type="float">
            <text:p>7</text:p>
          </table:table-cell>
          <table:table-cell office:value-type="float" office:value="2003" calcext:value-type="float">
            <text:p>200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0704" calcext:value-type="float">
            <text:p>10704</text:p>
          </table:table-cell>
          <table:table-cell table:style-name="ce3" office:value-type="float" office:value="10000000" calcext:value-type="float">
            <text:p>10000000</text:p>
          </table:table-cell>
          <table:table-cell table:style-name="ce3" office:value-type="float" office:value="1500000" calcext:value-type="float">
            <text:p>1500000</text:p>
          </table:table-cell>
          <table:table-cell table:formula="of:=VLOOKUP([.E204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Волк с Уолл-стрит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0813" calcext:value-type="float">
            <text:p>10813</text:p>
          </table:table-cell>
          <table:table-cell table:style-name="ce3" office:value-type="float" office:value="100000000" calcext:value-type="float">
            <text:p>100000000</text:p>
          </table:table-cell>
          <table:table-cell table:style-name="ce3" office:value-type="float" office:value="116900000" calcext:value-type="float">
            <text:p>116900000</text:p>
          </table:table-cell>
          <table:table-cell table:formula="of:=VLOOKUP([.E205];[$Жанры.A:.B];2;0)" office:value-type="string" office:string-value="Криминал" calcext:value-type="string">
            <text:p>Криминал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Барри Линдон</text:p>
          </table:table-cell>
          <table:table-cell office:value-type="float" office:value="14" calcext:value-type="float">
            <text:p>14</text:p>
          </table:table-cell>
          <table:table-cell office:value-type="float" office:value="1975" calcext:value-type="float">
            <text:p>1975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1100" calcext:value-type="float">
            <text:p>11100</text:p>
          </table:table-cell>
          <table:table-cell table:style-name="ce3" office:value-type="float" office:value="11000000" calcext:value-type="float">
            <text:p>11000000</text:p>
          </table:table-cell>
          <table:table-cell table:style-name="ce3" office:value-type="float" office:value="20000000" calcext:value-type="float">
            <text:p>20000000</text:p>
          </table:table-cell>
          <table:table-cell table:formula="of:=VLOOKUP([.E206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Омерзительная восьмёрка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11239" calcext:value-type="float">
            <text:p>11239</text:p>
          </table:table-cell>
          <table:table-cell table:style-name="ce3" office:value-type="float" office:value="44000000" calcext:value-type="float">
            <text:p>44000000</text:p>
          </table:table-cell>
          <table:table-cell table:style-name="ce3" office:value-type="float" office:value="54100000" calcext:value-type="float">
            <text:p>54100000</text:p>
          </table:table-cell>
          <table:table-cell table:formula="of:=VLOOKUP([.E207];[$Жанры.A:.B];2;0)" office:value-type="string" office:string-value="Вестерн" calcext:value-type="string">
            <text:p>Вестерн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Список Шиндлера</text:p>
          </table:table-cell>
          <table:table-cell office:value-type="float" office:value="8" calcext:value-type="float">
            <text:p>8</text:p>
          </table:table-cell>
          <table:table-cell office:value-type="float" office:value="1993" calcext:value-type="float">
            <text:p>1993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1723" calcext:value-type="float">
            <text:p>11723</text:p>
          </table:table-cell>
          <table:table-cell table:style-name="ce3" office:value-type="float" office:value="22000000" calcext:value-type="float">
            <text:p>22000000</text:p>
          </table:table-cell>
          <table:table-cell table:style-name="ce3" office:value-type="float" office:value="96100000" calcext:value-type="float">
            <text:p>96100000</text:p>
          </table:table-cell>
          <table:table-cell table:formula="of:=VLOOKUP([.E208];[$Жанры.A:.B];2;0)" office:value-type="string" office:string-value="Исторический" calcext:value-type="string">
            <text:p>Исторический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Спартак </text:p>
          </table:table-cell>
          <table:table-cell office:value-type="float" office:value="14" calcext:value-type="float">
            <text:p>14</text:p>
          </table:table-cell>
          <table:table-cell office:value-type="float" office:value="1960" calcext:value-type="float">
            <text:p>196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1876" calcext:value-type="float">
            <text:p>11876</text:p>
          </table:table-cell>
          <table:table-cell table:style-name="ce3" office:value-type="float" office:value="12000000" calcext:value-type="float">
            <text:p>12000000</text:p>
          </table:table-cell>
          <table:table-cell table:style-name="ce3" office:value-type="float" office:value="30000000" calcext:value-type="float">
            <text:p>30000000</text:p>
          </table:table-cell>
          <table:table-cell table:formula="of:=VLOOKUP([.E209];[$Жанры.A:.B];2;0)" office:value-type="string" office:string-value="Исторический" calcext:value-type="string">
            <text:p>Исторический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86" calcext:value-type="float">
            <text:p>86</text:p>
          </table:table-cell>
          <table:table-cell office:value-type="string" calcext:value-type="string">
            <text:p>Ирландец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2555" calcext:value-type="float">
            <text:p>12555</text:p>
          </table:table-cell>
          <table:table-cell table:style-name="ce3" office:value-type="float" office:value="159000000" calcext:value-type="float">
            <text:p>159000000</text:p>
          </table:table-cell>
          <table:table-cell table:style-name="ce3" office:value-type="float" office:value="1000000" calcext:value-type="float">
            <text:p>1000000</text:p>
          </table:table-cell>
          <table:table-cell table:formula="of:=VLOOKUP([.E210];[$Жанры.A:.B];2;0)" office:value-type="string" office:string-value="Криминал" calcext:value-type="string">
            <text:p>Криминал</text:p>
          </table:table-cell>
          <table:table-cell/>
          <table:table-cell table:style-name="Default" table:number-columns-repeated="16374"/>
        </table:table-row>
        <table:table-row table:style-name="ro2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Нимфоманка</text:p>
          </table:table-cell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4433" calcext:value-type="float">
            <text:p>14433</text:p>
          </table:table-cell>
          <table:table-cell table:style-name="ce3" office:value-type="float" office:value="12000000" calcext:value-type="float">
            <text:p>12000000</text:p>
          </table:table-cell>
          <table:table-cell table:style-name="ce3" office:value-type="float" office:value="1200000" calcext:value-type="float">
            <text:p>1200000</text:p>
          </table:table-cell>
          <table:table-cell table:formula="of:=VLOOKUP([.E211];[$Жанры.A:.B];2;0)" office:value-type="string" office:string-value="Драма" calcext:value-type="string">
            <text:p>Драма</text:p>
          </table:table-cell>
          <table:table-cell/>
          <table:table-cell table:style-name="Default" table:number-columns-repeated="16374"/>
        </table:table-row>
        <table:table-row table:style-name="ro2" table:number-rows-repeated="2">
          <table:table-cell table:number-columns-repeated="10"/>
          <table:table-cell table:style-name="Default" table:number-columns-repeated="16374"/>
        </table:table-row>
        <table:table-row table:style-name="ro2">
          <table:table-cell table:number-columns-repeated="2"/>
          <table:table-cell table:style-name="ce3"/>
          <table:table-cell table:number-columns-repeated="7"/>
          <table:table-cell table:style-name="Default" table:number-columns-repeated="16374"/>
        </table:table-row>
        <table:table-row table:style-name="ro2" table:number-rows-repeated="49">
          <table:table-cell table:number-columns-repeated="10"/>
          <table:table-cell table:style-name="Default" table:number-columns-repeated="16374"/>
        </table:table-row>
        <table:table-row table:style-name="ro2">
          <table:table-cell/>
          <table:table-cell table:style-name="ce2"/>
          <table:table-cell table:number-columns-repeated="8"/>
          <table:table-cell table:style-name="Default" table:number-columns-repeated="16374"/>
        </table:table-row>
        <table:table-row table:style-name="ro2" table:number-rows-repeated="1048311">
          <table:table-cell table:number-columns-repeated="10"/>
          <table:table-cell table:style-name="Default" table:number-columns-repeated="16374"/>
        </table:table-row>
        <table:table-row table:style-name="ro2">
          <table:table-cell table:number-columns-repeated="10"/>
          <table:table-cell table:style-name="Default" table:number-columns-repeated="16374"/>
        </table:table-row>
      </table:table>
      <table:table table:name="Режиссёры" table:style-name="ta2">
        <office:forms form:automatic-focus="false" form:apply-design-mode="false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number-columns-repeated="16381"/>
        <table:table-row table:style-name="ro2">
          <table:table-cell office:value-type="string" calcext:value-type="string">
            <text:p>ID режиссёра</text:p>
          </table:table-cell>
          <table:table-cell office:value-type="string" calcext:value-type="string">
            <text:p>Имя режиссёра</text:p>
          </table:table-cell>
          <table:table-cell office:value-type="string" calcext:value-type="string">
            <text:p>Страна происхождения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Мартин Скорсезе</text:p>
          </table:table-cell>
          <table:table-cell office:value-type="string" calcext:value-type="string">
            <text:p>США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Уэс Андерсон</text:p>
          </table:table-cell>
          <table:table-cell office:value-type="string" calcext:value-type="string">
            <text:p>США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линт Иствуд</text:p>
          </table:table-cell>
          <table:table-cell office:value-type="string" calcext:value-type="string">
            <text:p>США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вентин Тарантино</text:p>
          </table:table-cell>
          <table:table-cell office:value-type="string" calcext:value-type="string">
            <text:p>США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Дени Вильнёв</text:p>
          </table:table-cell>
          <table:table-cell office:value-type="string" calcext:value-type="string">
            <text:p>Канада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Даррен Аронофски </text:p>
          </table:table-cell>
          <table:table-cell office:value-type="string" calcext:value-type="string">
            <text:p>США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Ларс Фон Триер</text:p>
          </table:table-cell>
          <table:table-cell office:value-type="string" calcext:value-type="string">
            <text:p>Дания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Стивен Спилберг</text:p>
          </table:table-cell>
          <table:table-cell office:value-type="string" calcext:value-type="string">
            <text:p>США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Ридли Скотт</text:p>
          </table:table-cell>
          <table:table-cell office:value-type="string" calcext:value-type="string">
            <text:p>Великобритания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Паоло Соррентино</text:p>
          </table:table-cell>
          <table:table-cell office:value-type="string" calcext:value-type="string">
            <text:p>Италия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Андрей Звягинцев</text:p>
          </table:table-cell>
          <table:table-cell office:value-type="string" calcext:value-type="string">
            <text:p>Россия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Андрей Тарковский</text:p>
          </table:table-cell>
          <table:table-cell office:value-type="string" calcext:value-type="string">
            <text:p>СССР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Сергей Эйзенштейн</text:p>
          </table:table-cell>
          <table:table-cell office:value-type="string" calcext:value-type="string">
            <text:p>СССР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Стэнли Кубрик</text:p>
          </table:table-cell>
          <table:table-cell office:value-type="string" calcext:value-type="string">
            <text:p>США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Кристовер Нолан</text:p>
          </table:table-cell>
          <table:table-cell office:value-type="string" calcext:value-type="string">
            <text:p>Великобритания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Дэвид Финчер</text:p>
          </table:table-cell>
          <table:table-cell office:value-type="string" calcext:value-type="string">
            <text:p>США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Фрэнк Капра</text:p>
          </table:table-cell>
          <table:table-cell office:value-type="string" calcext:value-type="string">
            <text:p>Италия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Пон Джун-хо</text:p>
          </table:table-cell>
          <table:table-cell office:value-type="string" calcext:value-type="string">
            <text:p>Южная Корея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Альфред Хичкок</text:p>
          </table:table-cell>
          <table:table-cell office:value-type="string" calcext:value-type="string">
            <text:p>Великобритания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Алексей Балабанов</text:p>
          </table:table-cell>
          <table:table-cell office:value-type="string" calcext:value-type="string">
            <text:p>Россия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Хлоя Чжао</text:p>
          </table:table-cell>
          <table:table-cell office:value-type="string" calcext:value-type="string">
            <text:p>Китай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Тони Кэй</text:p>
          </table:table-cell>
          <table:table-cell office:value-type="string" calcext:value-type="string">
            <text:p>Великобритания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Роберт Земекис</text:p>
          </table:table-cell>
          <table:table-cell office:value-type="string" calcext:value-type="string">
            <text:p>США</text:p>
          </table:table-cell>
        </table:table-row>
        <table:table-row table:style-name="ro2" table:number-rows-repeated="104855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Жанры" table:style-name="ta3">
        <office:forms form:automatic-focus="false" form:apply-design-mode="false"/>
        <table:table-column table:style-name="co5" table:default-cell-style-name="Default"/>
        <table:table-column table:style-name="co12" table:default-cell-style-name="ce1"/>
        <table:table-column table:style-name="co5" table:number-columns-repeated="16382"/>
        <table:table-row table:style-name="ro2">
          <table:table-cell table:style-name="ce1" office:value-type="string" calcext:value-type="string">
            <text:p>ID жанра</text:p>
          </table:table-cell>
          <table:table-cell office:value-type="string" calcext:value-type="string">
            <text:p>Жанры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Триллер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Комедия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Драма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Криминал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Мелодрама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Мультфильм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Вестерн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Боевик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Фантастика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Ужас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Приключения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Исторический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Детектив</text:p>
          </table:table-cell>
          <table:table-cell table:style-name="Default" table:number-columns-repeated="16382"/>
        </table:table-row>
        <table:table-row table:style-name="ro2" table:number-rows-repeated="1048561">
          <table:table-cell table:number-columns-repeated="2"/>
          <table:table-cell table:style-name="Default" table:number-columns-repeated="16382"/>
        </table:table-row>
        <table:table-row table:style-name="ro2">
          <table:table-cell table:number-columns-repeated="2"/>
          <table:table-cell table:style-name="Default" table:number-columns-repeated="16382"/>
        </table:table-row>
      </table:table>
      <table:named-expressions/>
      <table:database-ranges>
        <table:database-range table:name="__Anonymous_Sheet_DB__0" table:target-range-address="Фильмы.A1:Фильмы.I211" table:display-filter-buttons="true">
          <table:filter>
            <table:filter-and>
              <table:filter-condition table:value="Комедия" table:operator="=" table:field-number="8"/>
            </table:filter-and>
          </table:filter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2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23P2" style:volatile="true">
      <number:text loext:blank-width-char="-"> </number:text>
      <number:fill-character> </number:fill-character>
      <number:text loext:blank-width-char="-3">-р.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Фильмы" style:display-name="PageStyle_Фильм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Режиссёры" style:display-name="PageStyle_Режиссёры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Жанры" style:display-name="PageStyle_Жанры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/>
    <meta:creation-date>2006-09-16T03:00:00</meta:creation-date>
    <dc:date>2025-09-23T22:16:00.127703000</dc:date>
    <meta:editing-duration>PT7M30S</meta:editing-duration>
    <meta:editing-cycles>1</meta:editing-cycles>
    <meta:document-statistic meta:table-count="3" meta:cell-count="2000" meta:object-count="0"/>
    <meta:generator>LibreOffice/25.8.1.1$MacOSX_AARCH64 LibreOffice_project/54047653041915e595ad4e45cccea684809c77b5</meta:generator>
  </office:meta>
</office:document-meta>
</file>